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in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rating/cost">
            <text:p>rating/cost</text:p>
          </table:table-cell>
          <table:table-cell table:style-name="pd1" office:value-type="string" office:string-value="avg_points">
            <text:p>avg_points</text:p>
          </table:table-cell>
          <table:table-cell table:style-name="pd1" office:value-type="string" office:string-value="avg_points_event">
            <text:p>avg_points_event</text:p>
          </table:table-cell>
          <table:table-cell table:style-name="pd1" office:value-type="string" office:string-value="avg_points/$">
            <text:p>avg_points/$</text:p>
          </table:table-cell>
          <table:table-cell table:style-name="pd1" office:value-type="string" office:string-value="avg_points/$_event">
            <text:p>avg_points/$_event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7322">
            <text:p>7322</text:p>
          </table:table-cell>
          <table:table-cell office:value-type="string" office:string-value="Vitality">
            <text:p>Vitality</text:p>
          </table:table-cell>
          <table:table-cell office:value-type="string" office:string-value="apex">
            <text:p>apex</text:p>
          </table:table-cell>
          <table:table-cell office:value-type="float" office:value="190">
            <text:p>190</text:p>
          </table:table-cell>
          <table:table-cell office:value-type="float" office:value="0.892">
            <text:p>0.892</text:p>
          </table:table-cell>
          <table:table-cell office:value-type="float" office:value="22">
            <text:p>22</text:p>
          </table:table-cell>
          <table:table-cell office:value-type="float" office:value="0.816">
            <text:p>0.816</text:p>
          </table:table-cell>
          <table:table-cell office:value-type="float" office:value="15">
            <text:p>15</text:p>
          </table:table-cell>
          <table:table-cell office:value-type="float" office:value="0.939">
            <text:p>0.939</text:p>
          </table:table-cell>
          <table:table-cell office:value-type="float" office:value="-5.3999999999999995">
            <text:p>-5.3999999999999995</text:p>
          </table:table-cell>
          <table:table-cell office:value-type="float" office:value="-9.200000000000003">
            <text:p>-9.200000000000003</text:p>
          </table:table-cell>
          <table:table-cell office:value-type="float" office:value="-0.028421052631578944">
            <text:p>-0.028421052631578944</text:p>
          </table:table-cell>
          <table:table-cell office:value-type="float" office:value="-0.04842105263157896">
            <text:p>-0.0484210526315789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1816">
            <text:p>11816</text:p>
          </table:table-cell>
          <table:table-cell office:value-type="string" office:string-value="Vitality">
            <text:p>Vitality</text:p>
          </table:table-cell>
          <table:table-cell office:value-type="string" office:string-value="ropz">
            <text:p>ropz</text:p>
          </table:table-cell>
          <table:table-cell office:value-type="float" office:value="225">
            <text:p>225</text:p>
          </table:table-cell>
          <table:table-cell office:value-type="float" office:value="1.221">
            <text:p>1.221</text:p>
          </table:table-cell>
          <table:table-cell office:value-type="float" office:value="22">
            <text:p>22</text:p>
          </table:table-cell>
          <table:table-cell office:value-type="float" office:value="1.182">
            <text:p>1.182</text:p>
          </table:table-cell>
          <table:table-cell office:value-type="float" office:value="15">
            <text:p>15</text:p>
          </table:table-cell>
          <table:table-cell office:value-type="float" office:value="1.085">
            <text:p>1.085</text:p>
          </table:table-cell>
          <table:table-cell office:value-type="float" office:value="11.050000000000004">
            <text:p>11.050000000000004</text:p>
          </table:table-cell>
          <table:table-cell office:value-type="float" office:value="9.099999999999998">
            <text:p>9.099999999999998</text:p>
          </table:table-cell>
          <table:table-cell office:value-type="float" office:value="0.04911111111111113">
            <text:p>0.04911111111111113</text:p>
          </table:table-cell>
          <table:table-cell office:value-type="float" office:value="0.040444444444444436">
            <text:p>0.04044444444444443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1893">
            <text:p>11893</text:p>
          </table:table-cell>
          <table:table-cell office:value-type="string" office:string-value="Vitality">
            <text:p>Vitality</text:p>
          </table:table-cell>
          <table:table-cell office:value-type="string" office:string-value="zywoo">
            <text:p>zywoo</text:p>
          </table:table-cell>
          <table:table-cell office:value-type="float" office:value="235">
            <text:p>235</text:p>
          </table:table-cell>
          <table:table-cell office:value-type="float" office:value="1.355">
            <text:p>1.355</text:p>
          </table:table-cell>
          <table:table-cell office:value-type="float" office:value="22">
            <text:p>22</text:p>
          </table:table-cell>
          <table:table-cell office:value-type="float" office:value="1.296">
            <text:p>1.296</text:p>
          </table:table-cell>
          <table:table-cell office:value-type="float" office:value="15">
            <text:p>15</text:p>
          </table:table-cell>
          <table:table-cell office:value-type="float" office:value="1.153">
            <text:p>1.153</text:p>
          </table:table-cell>
          <table:table-cell office:value-type="float" office:value="17.75">
            <text:p>17.75</text:p>
          </table:table-cell>
          <table:table-cell office:value-type="float" office:value="14.800000000000002">
            <text:p>14.800000000000002</text:p>
          </table:table-cell>
          <table:table-cell office:value-type="float" office:value="0.07553191489361702">
            <text:p>0.07553191489361702</text:p>
          </table:table-cell>
          <table:table-cell office:value-type="float" office:value="0.06297872340425532">
            <text:p>0.0629787234042553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6693">
            <text:p>16693</text:p>
          </table:table-cell>
          <table:table-cell office:value-type="string" office:string-value="Vitality">
            <text:p>Vitality</text:p>
          </table:table-cell>
          <table:table-cell office:value-type="string" office:string-value="flamez">
            <text:p>flamez</text:p>
          </table:table-cell>
          <table:table-cell office:value-type="float" office:value="217">
            <text:p>217</text:p>
          </table:table-cell>
          <table:table-cell office:value-type="float" office:value="1.18">
            <text:p>1.18</text:p>
          </table:table-cell>
          <table:table-cell office:value-type="float" office:value="22">
            <text:p>22</text:p>
          </table:table-cell>
          <table:table-cell office:value-type="float" office:value="1.127">
            <text:p>1.127</text:p>
          </table:table-cell>
          <table:table-cell office:value-type="float" office:value="15">
            <text:p>15</text:p>
          </table:table-cell>
          <table:table-cell office:value-type="float" office:value="1.088">
            <text:p>1.088</text:p>
          </table:table-cell>
          <table:table-cell office:value-type="float" office:value="8.999999999999996">
            <text:p>8.999999999999996</text:p>
          </table:table-cell>
          <table:table-cell office:value-type="float" office:value="6.35">
            <text:p>6.35</text:p>
          </table:table-cell>
          <table:table-cell office:value-type="float" office:value="0.04147465437788017">
            <text:p>0.04147465437788017</text:p>
          </table:table-cell>
          <table:table-cell office:value-type="float" office:value="0.029262672811059907">
            <text:p>0.02926267281105990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8462">
            <text:p>18462</text:p>
          </table:table-cell>
          <table:table-cell office:value-type="string" office:string-value="Vitality">
            <text:p>Vitality</text:p>
          </table:table-cell>
          <table:table-cell office:value-type="string" office:string-value="mezii">
            <text:p>mezii</text:p>
          </table:table-cell>
          <table:table-cell office:value-type="float" office:value="209">
            <text:p>209</text:p>
          </table:table-cell>
          <table:table-cell office:value-type="float" office:value="1.091">
            <text:p>1.091</text:p>
          </table:table-cell>
          <table:table-cell office:value-type="float" office:value="22">
            <text:p>22</text:p>
          </table:table-cell>
          <table:table-cell office:value-type="float" office:value="1.057">
            <text:p>1.057</text:p>
          </table:table-cell>
          <table:table-cell office:value-type="float" office:value="15">
            <text:p>15</text:p>
          </table:table-cell>
          <table:table-cell office:value-type="float" office:value="1.044">
            <text:p>1.044</text:p>
          </table:table-cell>
          <table:table-cell office:value-type="float" office:value="4.549999999999999">
            <text:p>4.549999999999999</text:p>
          </table:table-cell>
          <table:table-cell office:value-type="float" office:value="2.849999999999997">
            <text:p>2.849999999999997</text:p>
          </table:table-cell>
          <table:table-cell office:value-type="float" office:value="0.02177033492822966">
            <text:p>0.02177033492822966</text:p>
          </table:table-cell>
          <table:table-cell office:value-type="float" office:value="0.013636363636363622">
            <text:p>0.01363636363636362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2023">
            <text:p>2023</text:p>
          </table:table-cell>
          <table:table-cell office:value-type="string" office:string-value="FURIA">
            <text:p>FURIA</text:p>
          </table:table-cell>
          <table:table-cell office:value-type="string" office:string-value="fallen">
            <text:p>fallen</text:p>
          </table:table-cell>
          <table:table-cell office:value-type="float" office:value="191">
            <text:p>191</text:p>
          </table:table-cell>
          <table:table-cell office:value-type="float" office:value="0.965">
            <text:p>0.965</text:p>
          </table:table-cell>
          <table:table-cell office:value-type="float" office:value="18">
            <text:p>18</text:p>
          </table:table-cell>
          <table:table-cell office:value-type="float" office:value="0.945">
            <text:p>0.945</text:p>
          </table:table-cell>
          <table:table-cell office:value-type="float" office:value="12">
            <text:p>12</text:p>
          </table:table-cell>
          <table:table-cell office:value-type="float" office:value="1.01">
            <text:p>1.01</text:p>
          </table:table-cell>
          <table:table-cell office:value-type="float" office:value="-1.7500000000000016">
            <text:p>-1.7500000000000016</text:p>
          </table:table-cell>
          <table:table-cell office:value-type="float" office:value="-2.7500000000000027">
            <text:p>-2.7500000000000027</text:p>
          </table:table-cell>
          <table:table-cell office:value-type="float" office:value="-0.009162303664921474">
            <text:p>-0.009162303664921474</text:p>
          </table:table-cell>
          <table:table-cell office:value-type="float" office:value="-0.014397905759162317">
            <text:p>-0.01439790575916231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2553">
            <text:p>12553</text:p>
          </table:table-cell>
          <table:table-cell office:value-type="string" office:string-value="FURIA">
            <text:p>FURIA</text:p>
          </table:table-cell>
          <table:table-cell office:value-type="string" office:string-value="yuurih">
            <text:p>yuurih</text:p>
          </table:table-cell>
          <table:table-cell office:value-type="float" office:value="210">
            <text:p>210</text:p>
          </table:table-cell>
          <table:table-cell office:value-type="float" office:value="1.122">
            <text:p>1.122</text:p>
          </table:table-cell>
          <table:table-cell office:value-type="float" office:value="18">
            <text:p>18</text:p>
          </table:table-cell>
          <table:table-cell office:value-type="float" office:value="1.057">
            <text:p>1.057</text:p>
          </table:table-cell>
          <table:table-cell office:value-type="float" office:value="12">
            <text:p>12</text:p>
          </table:table-cell>
          <table:table-cell office:value-type="float" office:value="1.069">
            <text:p>1.069</text:p>
          </table:table-cell>
          <table:table-cell office:value-type="float" office:value="6.100000000000005">
            <text:p>6.100000000000005</text:p>
          </table:table-cell>
          <table:table-cell office:value-type="float" office:value="2.849999999999997">
            <text:p>2.849999999999997</text:p>
          </table:table-cell>
          <table:table-cell office:value-type="float" office:value="0.029047619047619072">
            <text:p>0.029047619047619072</text:p>
          </table:table-cell>
          <table:table-cell office:value-type="float" office:value="0.013571428571428557">
            <text:p>0.01357142857142855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3915">
            <text:p>13915</text:p>
          </table:table-cell>
          <table:table-cell office:value-type="string" office:string-value="FURIA">
            <text:p>FURIA</text:p>
          </table:table-cell>
          <table:table-cell office:value-type="string" office:string-value="yekindar">
            <text:p>yekindar</text:p>
          </table:table-cell>
          <table:table-cell office:value-type="float" office:value="212">
            <text:p>212</text:p>
          </table:table-cell>
          <table:table-cell office:value-type="float" office:value="1.093">
            <text:p>1.093</text:p>
          </table:table-cell>
          <table:table-cell office:value-type="float" office:value="18">
            <text:p>18</text:p>
          </table:table-cell>
          <table:table-cell office:value-type="float" office:value="1.076">
            <text:p>1.076</text:p>
          </table:table-cell>
          <table:table-cell office:value-type="float" office:value="12">
            <text:p>12</text:p>
          </table:table-cell>
          <table:table-cell office:value-type="float" office:value="1.031">
            <text:p>1.031</text:p>
          </table:table-cell>
          <table:table-cell office:value-type="float" office:value="4.649999999999999">
            <text:p>4.649999999999999</text:p>
          </table:table-cell>
          <table:table-cell office:value-type="float" office:value="3.8000000000000034">
            <text:p>3.8000000000000034</text:p>
          </table:table-cell>
          <table:table-cell office:value-type="float" office:value="0.021933962264150935">
            <text:p>0.021933962264150935</text:p>
          </table:table-cell>
          <table:table-cell office:value-type="float" office:value="0.01792452830188681">
            <text:p>0.0179245283018868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5631">
            <text:p>15631</text:p>
          </table:table-cell>
          <table:table-cell office:value-type="string" office:string-value="FURIA">
            <text:p>FURIA</text:p>
          </table:table-cell>
          <table:table-cell office:value-type="string" office:string-value="kscerato">
            <text:p>kscerato</text:p>
          </table:table-cell>
          <table:table-cell office:value-type="float" office:value="224">
            <text:p>224</text:p>
          </table:table-cell>
          <table:table-cell office:value-type="float" office:value="1.277">
            <text:p>1.277</text:p>
          </table:table-cell>
          <table:table-cell office:value-type="float" office:value="18">
            <text:p>18</text:p>
          </table:table-cell>
          <table:table-cell office:value-type="float" office:value="1.225">
            <text:p>1.225</text:p>
          </table:table-cell>
          <table:table-cell office:value-type="float" office:value="12">
            <text:p>12</text:p>
          </table:table-cell>
          <table:table-cell office:value-type="float" office:value="1.14">
            <text:p>1.14</text:p>
          </table:table-cell>
          <table:table-cell office:value-type="float" office:value="13.849999999999996">
            <text:p>13.849999999999996</text:p>
          </table:table-cell>
          <table:table-cell office:value-type="float" office:value="11.250000000000004">
            <text:p>11.250000000000004</text:p>
          </table:table-cell>
          <table:table-cell office:value-type="float" office:value="0.061830357142857124">
            <text:p>0.061830357142857124</text:p>
          </table:table-cell>
          <table:table-cell office:value-type="float" office:value="0.0502232142857143">
            <text:p>0.050223214285714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24144">
            <text:p>24144</text:p>
          </table:table-cell>
          <table:table-cell office:value-type="string" office:string-value="FURIA">
            <text:p>FURIA</text:p>
          </table:table-cell>
          <table:table-cell office:value-type="string" office:string-value="molodoy">
            <text:p>molodoy</text:p>
          </table:table-cell>
          <table:table-cell office:value-type="float" office:value="222">
            <text:p>222</text:p>
          </table:table-cell>
          <table:table-cell office:value-type="float" office:value="1.291">
            <text:p>1.291</text:p>
          </table:table-cell>
          <table:table-cell office:value-type="float" office:value="18">
            <text:p>18</text:p>
          </table:table-cell>
          <table:table-cell office:value-type="float" office:value="1.218">
            <text:p>1.218</text:p>
          </table:table-cell>
          <table:table-cell office:value-type="float" office:value="12">
            <text:p>12</text:p>
          </table:table-cell>
          <table:table-cell office:value-type="float" office:value="1.163">
            <text:p>1.163</text:p>
          </table:table-cell>
          <table:table-cell office:value-type="float" office:value="14.549999999999997">
            <text:p>14.549999999999997</text:p>
          </table:table-cell>
          <table:table-cell office:value-type="float" office:value="10.899999999999999">
            <text:p>10.899999999999999</text:p>
          </table:table-cell>
          <table:table-cell office:value-type="float" office:value="0.06554054054054052">
            <text:p>0.06554054054054052</text:p>
          </table:table-cell>
          <table:table-cell office:value-type="float" office:value="0.04909909909909909">
            <text:p>0.0490990990990990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3741">
            <text:p>3741</text:p>
          </table:table-cell>
          <table:table-cell office:value-type="string" office:string-value="Falcons">
            <text:p>Falcons</text:p>
          </table:table-cell>
          <table:table-cell office:value-type="string" office:string-value="niko">
            <text:p>niko</text:p>
          </table:table-cell>
          <table:table-cell office:value-type="float" office:value="207">
            <text:p>207</text:p>
          </table:table-cell>
          <table:table-cell office:value-type="float" office:value="1.17">
            <text:p>1.17</text:p>
          </table:table-cell>
          <table:table-cell office:value-type="float" office:value="20">
            <text:p>20</text:p>
          </table:table-cell>
          <table:table-cell office:value-type="float" office:value="1.103">
            <text:p>1.103</text:p>
          </table:table-cell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float" office:value="8.499999999999996">
            <text:p>8.499999999999996</text:p>
          </table:table-cell>
          <table:table-cell office:value-type="float" office:value="5.149999999999999">
            <text:p>5.149999999999999</text:p>
          </table:table-cell>
          <table:table-cell office:value-type="float" office:value="0.04106280193236713">
            <text:p>0.04106280193236713</text:p>
          </table:table-cell>
          <table:table-cell office:value-type="float" office:value="0.02487922705314009">
            <text:p>0.0248792270531400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2018">
            <text:p>12018</text:p>
          </table:table-cell>
          <table:table-cell office:value-type="string" office:string-value="Falcons">
            <text:p>Falcons</text:p>
          </table:table-cell>
          <table:table-cell office:value-type="string" office:string-value="teses">
            <text:p>teses</text:p>
          </table:table-cell>
          <table:table-cell office:value-type="float" office:value="194">
            <text:p>194</text:p>
          </table:table-cell>
          <table:table-cell office:value-type="float" office:value="1.005">
            <text:p>1.005</text:p>
          </table:table-cell>
          <table:table-cell office:value-type="float" office:value="20">
            <text:p>20</text:p>
          </table:table-cell>
          <table:table-cell office:value-type="float" office:value="0.888">
            <text:p>0.888</text:p>
          </table:table-cell>
          <table:table-cell office:value-type="float" office:value="12">
            <text:p>12</text:p>
          </table:table-cell>
          <table:table-cell office:value-type="float" office:value="1.036">
            <text:p>1.036</text:p>
          </table:table-cell>
          <table:table-cell office:value-type="float" office:value="0.24999999999999467">
            <text:p>0.24999999999999467</text:p>
          </table:table-cell>
          <table:table-cell office:value-type="float" office:value="-5.6">
            <text:p>-5.6</text:p>
          </table:table-cell>
          <table:table-cell office:value-type="float" office:value="0.0012886597938144054">
            <text:p>0.0012886597938144054</text:p>
          </table:table-cell>
          <table:table-cell office:value-type="float" office:value="-0.028865979381443297">
            <text:p>-0.02886597938144329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9230">
            <text:p>19230</text:p>
          </table:table-cell>
          <table:table-cell office:value-type="string" office:string-value="Falcons">
            <text:p>Falcons</text:p>
          </table:table-cell>
          <table:table-cell office:value-type="string" office:string-value="m0nesy">
            <text:p>m0nesy</text:p>
          </table:table-cell>
          <table:table-cell office:value-type="float" office:value="230">
            <text:p>230</text:p>
          </table:table-cell>
          <table:table-cell office:value-type="float" office:value="1.324">
            <text:p>1.324</text:p>
          </table:table-cell>
          <table:table-cell office:value-type="float" office:value="20">
            <text:p>20</text:p>
          </table:table-cell>
          <table:table-cell office:value-type="float" office:value="1.233">
            <text:p>1.233</text:p>
          </table:table-cell>
          <table:table-cell office:value-type="float" office:value="12">
            <text:p>12</text:p>
          </table:table-cell>
          <table:table-cell office:value-type="float" office:value="1.151">
            <text:p>1.151</text:p>
          </table:table-cell>
          <table:table-cell office:value-type="float" office:value="16.200000000000003">
            <text:p>16.200000000000003</text:p>
          </table:table-cell>
          <table:table-cell office:value-type="float" office:value="11.650000000000006">
            <text:p>11.650000000000006</text:p>
          </table:table-cell>
          <table:table-cell office:value-type="float" office:value="0.07043478260869566">
            <text:p>0.07043478260869566</text:p>
          </table:table-cell>
          <table:table-cell office:value-type="float" office:value="0.050652173913043504">
            <text:p>0.05065217391304350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9677">
            <text:p>19677</text:p>
          </table:table-cell>
          <table:table-cell office:value-type="string" office:string-value="Falcons">
            <text:p>Falcons</text:p>
          </table:table-cell>
          <table:table-cell office:value-type="string" office:string-value="kyxsan">
            <text:p>kyxsan</text:p>
          </table:table-cell>
          <table:table-cell office:value-type="float" office:value="192">
            <text:p>192</text:p>
          </table:table-cell>
          <table:table-cell office:value-type="float" office:value="1.051">
            <text:p>1.051</text:p>
          </table:table-cell>
          <table:table-cell office:value-type="float" office:value="20">
            <text:p>20</text:p>
          </table:table-cell>
          <table:table-cell office:value-type="float" office:value="1.005">
            <text:p>1.005</text:p>
          </table:table-cell>
          <table:table-cell office:value-type="float" office:value="12">
            <text:p>12</text:p>
          </table:table-cell>
          <table:table-cell office:value-type="float" office:value="1.095">
            <text:p>1.095</text:p>
          </table:table-cell>
          <table:table-cell office:value-type="float" office:value="2.5499999999999967">
            <text:p>2.5499999999999967</text:p>
          </table:table-cell>
          <table:table-cell office:value-type="float" office:value="0.24999999999999467">
            <text:p>0.24999999999999467</text:p>
          </table:table-cell>
          <table:table-cell office:value-type="float" office:value="0.013281249999999982">
            <text:p>0.013281249999999982</text:p>
          </table:table-cell>
          <table:table-cell office:value-type="float" office:value="0.0013020833333333055">
            <text:p>0.001302083333333305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24177">
            <text:p>24177</text:p>
          </table:table-cell>
          <table:table-cell office:value-type="string" office:string-value="Falcons">
            <text:p>Falcons</text:p>
          </table:table-cell>
          <table:table-cell office:value-type="string" office:string-value="kyousuke">
            <text:p>kyousuke</text:p>
          </table:table-cell>
          <table:table-cell office:value-type="float" office:value="215">
            <text:p>215</text:p>
          </table:table-cell>
          <table:table-cell office:value-type="float" office:value="1.256">
            <text:p>1.256</text:p>
          </table:table-cell>
          <table:table-cell office:value-type="float" office:value="17">
            <text:p>17</text:p>
          </table:table-cell>
          <table:table-cell office:value-type="float" office:value="1.139">
            <text:p>1.139</text:p>
          </table:table-cell>
          <table:table-cell office:value-type="float" office:value="10">
            <text:p>10</text:p>
          </table:table-cell>
          <table:table-cell office:value-type="float" office:value="1.168">
            <text:p>1.168</text:p>
          </table:table-cell>
          <table:table-cell office:value-type="float" office:value="12.8">
            <text:p>12.8</text:p>
          </table:table-cell>
          <table:table-cell office:value-type="float" office:value="6.950000000000001">
            <text:p>6.950000000000001</text:p>
          </table:table-cell>
          <table:table-cell office:value-type="float" office:value="0.059534883720930236">
            <text:p>0.059534883720930236</text:p>
          </table:table-cell>
          <table:table-cell office:value-type="float" office:value="0.03232558139534884">
            <text:p>0.0323255813953488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3666">
            <text:p>13666</text:p>
          </table:table-cell>
          <table:table-cell office:value-type="string" office:string-value="MOUZ">
            <text:p>MOUZ</text:p>
          </table:table-cell>
          <table:table-cell office:value-type="string" office:string-value="brollan">
            <text:p>brollan</text:p>
          </table:table-cell>
          <table:table-cell office:value-type="float" office:value="186">
            <text:p>186</text:p>
          </table:table-cell>
          <table:table-cell office:value-type="float" office:value="0.862">
            <text:p>0.862</text:p>
          </table:table-cell>
          <table:table-cell office:value-type="float" office:value="10">
            <text:p>10</text:p>
          </table:table-cell>
          <table:table-cell office:value-type="float" office:value="0.862">
            <text:p>0.862</text:p>
          </table:table-cell>
          <table:table-cell office:value-type="float" office:value="9">
            <text:p>9</text:p>
          </table:table-cell>
          <table:table-cell office:value-type="float" office:value="0.927">
            <text:p>0.927</text:p>
          </table:table-cell>
          <table:table-cell office:value-type="float" office:value="-6.9">
            <text:p>-6.9</text:p>
          </table:table-cell>
          <table:table-cell office:value-type="float" office:value="-6.9">
            <text:p>-6.9</text:p>
          </table:table-cell>
          <table:table-cell office:value-type="float" office:value="-0.03709677419354839">
            <text:p>-0.03709677419354839</text:p>
          </table:table-cell>
          <table:table-cell office:value-type="float" office:value="-0.03709677419354839">
            <text:p>-0.0370967741935483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072">
            <text:p>18072</text:p>
          </table:table-cell>
          <table:table-cell office:value-type="string" office:string-value="MOUZ">
            <text:p>MOUZ</text:p>
          </table:table-cell>
          <table:table-cell office:value-type="string" office:string-value="torzsi">
            <text:p>torzsi</text:p>
          </table:table-cell>
          <table:table-cell office:value-type="float" office:value="203">
            <text:p>203</text:p>
          </table:table-cell>
          <table:table-cell office:value-type="float" office:value="1.065">
            <text:p>1.065</text:p>
          </table:table-cell>
          <table:table-cell office:value-type="float" office:value="10">
            <text:p>10</text:p>
          </table:table-cell>
          <table:table-cell office:value-type="float" office:value="1.041">
            <text:p>1.041</text:p>
          </table:table-cell>
          <table:table-cell office:value-type="float" office:value="9">
            <text:p>9</text:p>
          </table:table-cell>
          <table:table-cell office:value-type="float" office:value="1.049">
            <text:p>1.049</text:p>
          </table:table-cell>
          <table:table-cell office:value-type="float" office:value="3.2499999999999973">
            <text:p>3.2499999999999973</text:p>
          </table:table-cell>
          <table:table-cell office:value-type="float" office:value="2.0499999999999963">
            <text:p>2.0499999999999963</text:p>
          </table:table-cell>
          <table:table-cell office:value-type="float" office:value="0.016009852216748756">
            <text:p>0.016009852216748756</text:p>
          </table:table-cell>
          <table:table-cell office:value-type="float" office:value="0.010098522167487666">
            <text:p>0.01009852216748766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221">
            <text:p>18221</text:p>
          </table:table-cell>
          <table:table-cell office:value-type="string" office:string-value="MOUZ">
            <text:p>MOUZ</text:p>
          </table:table-cell>
          <table:table-cell office:value-type="string" office:string-value="spinx">
            <text:p>spinx</text:p>
          </table:table-cell>
          <table:table-cell office:value-type="float" office:value="216">
            <text:p>216</text:p>
          </table:table-cell>
          <table:table-cell office:value-type="float" office:value="1.15">
            <text:p>1.15</text:p>
          </table:table-cell>
          <table:table-cell office:value-type="float" office:value="10">
            <text:p>10</text:p>
          </table:table-cell>
          <table:table-cell office:value-type="float" office:value="1.104">
            <text:p>1.104</text:p>
          </table:table-cell>
          <table:table-cell office:value-type="float" office:value="9">
            <text:p>9</text:p>
          </table:table-cell>
          <table:table-cell office:value-type="float" office:value="1.065">
            <text:p>1.065</text:p>
          </table:table-cell>
          <table:table-cell office:value-type="float" office:value="7.499999999999996">
            <text:p>7.499999999999996</text:p>
          </table:table-cell>
          <table:table-cell office:value-type="float" office:value="5.200000000000005">
            <text:p>5.200000000000005</text:p>
          </table:table-cell>
          <table:table-cell office:value-type="float" office:value="0.0347222222222222">
            <text:p>0.0347222222222222</text:p>
          </table:table-cell>
          <table:table-cell office:value-type="float" office:value="0.024074074074074095">
            <text:p>0.02407407407407409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850">
            <text:p>18850</text:p>
          </table:table-cell>
          <table:table-cell office:value-type="string" office:string-value="MOUZ">
            <text:p>MOUZ</text:p>
          </table:table-cell>
          <table:table-cell office:value-type="string" office:string-value="jimpphat">
            <text:p>jimpphat</text:p>
          </table:table-cell>
          <table:table-cell office:value-type="float" office:value="201">
            <text:p>201</text:p>
          </table:table-cell>
          <table:table-cell office:value-type="float" office:value="1.038">
            <text:p>1.038</text:p>
          </table:table-cell>
          <table:table-cell office:value-type="float" office:value="10">
            <text:p>10</text:p>
          </table:table-cell>
          <table:table-cell office:value-type="float" office:value="1.019">
            <text:p>1.019</text:p>
          </table:table-cell>
          <table:table-cell office:value-type="float" office:value="9">
            <text:p>9</text:p>
          </table:table-cell>
          <table:table-cell office:value-type="float" office:value="1.033">
            <text:p>1.033</text:p>
          </table:table-cell>
          <table:table-cell office:value-type="float" office:value="1.9000000000000017">
            <text:p>1.9000000000000017</text:p>
          </table:table-cell>
          <table:table-cell office:value-type="float" office:value="0.9499999999999953">
            <text:p>0.9499999999999953</text:p>
          </table:table-cell>
          <table:table-cell office:value-type="float" office:value="0.009452736318407968">
            <text:p>0.009452736318407968</text:p>
          </table:table-cell>
          <table:table-cell office:value-type="float" office:value="0.004726368159203956">
            <text:p>0.00472636815920395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20312">
            <text:p>20312</text:p>
          </table:table-cell>
          <table:table-cell office:value-type="string" office:string-value="MOUZ">
            <text:p>MOUZ</text:p>
          </table:table-cell>
          <table:table-cell office:value-type="string" office:string-value="xertion">
            <text:p>xertion</text:p>
          </table:table-cell>
          <table:table-cell office:value-type="float" office:value="218">
            <text:p>218</text:p>
          </table:table-cell>
          <table:table-cell office:value-type="float" office:value="1.276">
            <text:p>1.276</text:p>
          </table:table-cell>
          <table:table-cell office:value-type="float" office:value="10">
            <text:p>10</text:p>
          </table:table-cell>
          <table:table-cell office:value-type="float" office:value="1.202">
            <text:p>1.202</text:p>
          </table:table-cell>
          <table:table-cell office:value-type="float" office:value="9">
            <text:p>9</text:p>
          </table:table-cell>
          <table:table-cell office:value-type="float" office:value="1.171">
            <text:p>1.171</text:p>
          </table:table-cell>
          <table:table-cell office:value-type="float" office:value="13.8">
            <text:p>13.8</text:p>
          </table:table-cell>
          <table:table-cell office:value-type="float" office:value="10.099999999999998">
            <text:p>10.099999999999998</text:p>
          </table:table-cell>
          <table:table-cell office:value-type="float" office:value="0.06330275229357799">
            <text:p>0.06330275229357799</text:p>
          </table:table-cell>
          <table:table-cell office:value-type="float" office:value="0.04633027522935779">
            <text:p>0.0463302752293577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429">
            <text:p>429</text:p>
          </table:table-cell>
          <table:table-cell office:value-type="string" office:string-value="FaZe">
            <text:p>FaZe</text:p>
          </table:table-cell>
          <table:table-cell office:value-type="string" office:string-value="karrigan">
            <text:p>karrigan</text:p>
          </table:table-cell>
          <table:table-cell office:value-type="float" office:value="178">
            <text:p>178</text:p>
          </table:table-cell>
          <table:table-cell office:value-type="float" office:value="0.888">
            <text:p>0.888</text:p>
          </table:table-cell>
          <table:table-cell office:value-type="float" office:value="19">
            <text:p>19</text:p>
          </table:table-cell>
          <table:table-cell office:value-type="float" office:value="0.836">
            <text:p>0.836</text:p>
          </table:table-cell>
          <table:table-cell office:value-type="float" office:value="10">
            <text:p>10</text:p>
          </table:table-cell>
          <table:table-cell office:value-type="float" office:value="0.998">
            <text:p>0.998</text:p>
          </table:table-cell>
          <table:table-cell office:value-type="float" office:value="-5.6">
            <text:p>-5.6</text:p>
          </table:table-cell>
          <table:table-cell office:value-type="float" office:value="-8.200000000000001">
            <text:p>-8.200000000000001</text:p>
          </table:table-cell>
          <table:table-cell office:value-type="float" office:value="-0.031460674157303366">
            <text:p>-0.031460674157303366</text:p>
          </table:table-cell>
          <table:table-cell office:value-type="float" office:value="-0.04606741573033708">
            <text:p>-0.0460674157303370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9960">
            <text:p>9960</text:p>
          </table:table-cell>
          <table:table-cell office:value-type="string" office:string-value="FaZe">
            <text:p>FaZe</text:p>
          </table:table-cell>
          <table:table-cell office:value-type="string" office:string-value="frozen">
            <text:p>frozen</text:p>
          </table:table-cell>
          <table:table-cell office:value-type="float" office:value="213">
            <text:p>213</text:p>
          </table:table-cell>
          <table:table-cell office:value-type="float" office:value="1.179">
            <text:p>1.179</text:p>
          </table:table-cell>
          <table:table-cell office:value-type="float" office:value="19">
            <text:p>19</text:p>
          </table:table-cell>
          <table:table-cell office:value-type="float" office:value="1.102">
            <text:p>1.102</text:p>
          </table:table-cell>
          <table:table-cell office:value-type="float" office:value="10">
            <text:p>10</text:p>
          </table:table-cell>
          <table:table-cell office:value-type="float" office:value="1.107">
            <text:p>1.107</text:p>
          </table:table-cell>
          <table:table-cell office:value-type="float" office:value="8.950000000000003">
            <text:p>8.950000000000003</text:p>
          </table:table-cell>
          <table:table-cell office:value-type="float" office:value="5.100000000000005">
            <text:p>5.100000000000005</text:p>
          </table:table-cell>
          <table:table-cell office:value-type="float" office:value="0.042018779342723016">
            <text:p>0.042018779342723016</text:p>
          </table:table-cell>
          <table:table-cell office:value-type="float" office:value="0.02394366197183101">
            <text:p>0.0239436619718310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10394">
            <text:p>10394</text:p>
          </table:table-cell>
          <table:table-cell office:value-type="string" office:string-value="FaZe">
            <text:p>FaZe</text:p>
          </table:table-cell>
          <table:table-cell office:value-type="string" office:string-value="twistzz">
            <text:p>twistzz</text:p>
          </table:table-cell>
          <table:table-cell office:value-type="float" office:value="215">
            <text:p>215</text:p>
          </table:table-cell>
          <table:table-cell office:value-type="float" office:value="1.166">
            <text:p>1.166</text:p>
          </table:table-cell>
          <table:table-cell office:value-type="float" office:value="19">
            <text:p>19</text:p>
          </table:table-cell>
          <table:table-cell office:value-type="float" office:value="1.165">
            <text:p>1.165</text:p>
          </table:table-cell>
          <table:table-cell office:value-type="float" office:value="10">
            <text:p>10</text:p>
          </table:table-cell>
          <table:table-cell office:value-type="float" office:value="1.085">
            <text:p>1.085</text:p>
          </table:table-cell>
          <table:table-cell office:value-type="float" office:value="8.299999999999997">
            <text:p>8.299999999999997</text:p>
          </table:table-cell>
          <table:table-cell office:value-type="float" office:value="8.250000000000002">
            <text:p>8.250000000000002</text:p>
          </table:table-cell>
          <table:table-cell office:value-type="float" office:value="0.03860465116279069">
            <text:p>0.03860465116279069</text:p>
          </table:table-cell>
          <table:table-cell office:value-type="float" office:value="0.038372093023255824">
            <text:p>0.03837209302325582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18053">
            <text:p>18053</text:p>
          </table:table-cell>
          <table:table-cell office:value-type="string" office:string-value="FaZe">
            <text:p>FaZe</text:p>
          </table:table-cell>
          <table:table-cell office:value-type="string" office:string-value="broky">
            <text:p>broky</text:p>
          </table:table-cell>
          <table:table-cell office:value-type="float" office:value="194">
            <text:p>194</text:p>
          </table:table-cell>
          <table:table-cell office:value-type="float" office:value="1.019">
            <text:p>1.019</text:p>
          </table:table-cell>
          <table:table-cell office:value-type="float" office:value="19">
            <text:p>19</text:p>
          </table:table-cell>
          <table:table-cell office:value-type="float" office:value="0.999">
            <text:p>0.999</text:p>
          </table:table-cell>
          <table:table-cell office:value-type="float" office:value="10">
            <text:p>10</text:p>
          </table:table-cell>
          <table:table-cell office:value-type="float" office:value="1.051">
            <text:p>1.051</text:p>
          </table:table-cell>
          <table:table-cell office:value-type="float" office:value="0.9499999999999953">
            <text:p>0.9499999999999953</text:p>
          </table:table-cell>
          <table:table-cell office:value-type="float" office:value="-0.050000000000000044">
            <text:p>-0.050000000000000044</text:p>
          </table:table-cell>
          <table:table-cell office:value-type="float" office:value="0.004896907216494821">
            <text:p>0.004896907216494821</text:p>
          </table:table-cell>
          <table:table-cell office:value-type="float" office:value="-0.0002577319587628868">
            <text:p>-0.000257731958762886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22383">
            <text:p>22383</text:p>
          </table:table-cell>
          <table:table-cell office:value-type="string" office:string-value="FaZe">
            <text:p>FaZe</text:p>
          </table:table-cell>
          <table:table-cell office:value-type="string" office:string-value="jcobbb">
            <text:p>jcobbb</text:p>
          </table:table-cell>
          <table:table-cell office:value-type="float" office:value="192">
            <text:p>192</text:p>
          </table:table-cell>
          <table:table-cell office:value-type="float" office:value="1.058">
            <text:p>1.058</text:p>
          </table:table-cell>
          <table:table-cell office:value-type="float" office:value="19">
            <text:p>19</text:p>
          </table:table-cell>
          <table:table-cell office:value-type="float" office:value="1.126">
            <text:p>1.126</text:p>
          </table:table-cell>
          <table:table-cell office:value-type="float" office:value="10">
            <text:p>10</text:p>
          </table:table-cell>
          <table:table-cell office:value-type="float" office:value="1.102">
            <text:p>1.102</text:p>
          </table:table-cell>
          <table:table-cell office:value-type="float" office:value="2.9000000000000026">
            <text:p>2.9000000000000026</text:p>
          </table:table-cell>
          <table:table-cell office:value-type="float" office:value="6.2999999999999945">
            <text:p>6.2999999999999945</text:p>
          </table:table-cell>
          <table:table-cell office:value-type="float" office:value="0.01510416666666668">
            <text:p>0.01510416666666668</text:p>
          </table:table-cell>
          <table:table-cell office:value-type="float" office:value="0.032812499999999974">
            <text:p>0.03281249999999997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float" office:value="1.057">
            <text:p>1.057</text:p>
          </table:table-cell>
          <table:table-cell office:value-type="float" office:value="21">
            <text:p>21</text:p>
          </table:table-cell>
          <table:table-cell office:value-type="float" office:value="1.008">
            <text:p>1.008</text:p>
          </table:table-cell>
          <table:table-cell office:value-type="float" office:value="10">
            <text:p>10</text:p>
          </table:table-cell>
          <table:table-cell office:value-type="float" office:value="1.073">
            <text:p>1.073</text:p>
          </table:table-cell>
          <table:table-cell office:value-type="float" office:value="2.849999999999997">
            <text:p>2.849999999999997</text:p>
          </table:table-cell>
          <table:table-cell office:value-type="float" office:value="0.40000000000000036">
            <text:p>0.40000000000000036</text:p>
          </table:table-cell>
          <table:table-cell office:value-type="float" office:value="0.014467005076142117">
            <text:p>0.014467005076142117</text:p>
          </table:table-cell>
          <table:table-cell office:value-type="float" office:value="0.00203045685279188">
            <text:p>0.0020304568527918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89">
            <text:p>189</text:p>
          </table:table-cell>
          <table:table-cell office:value-type="float" office:value="1.005">
            <text:p>1.005</text:p>
          </table:table-cell>
          <table:table-cell office:value-type="float" office:value="21">
            <text:p>21</text:p>
          </table:table-cell>
          <table:table-cell office:value-type="float" office:value="1.052">
            <text:p>1.052</text:p>
          </table:table-cell>
          <table:table-cell office:value-type="float" office:value="10">
            <text:p>10</text:p>
          </table:table-cell>
          <table:table-cell office:value-type="float" office:value="1.063">
            <text:p>1.063</text:p>
          </table:table-cell>
          <table:table-cell office:value-type="float" office:value="0.24999999999999467">
            <text:p>0.24999999999999467</text:p>
          </table:table-cell>
          <table:table-cell office:value-type="float" office:value="2.6000000000000023">
            <text:p>2.6000000000000023</text:p>
          </table:table-cell>
          <table:table-cell office:value-type="float" office:value="0.0013227513227512945">
            <text:p>0.0013227513227512945</text:p>
          </table:table-cell>
          <table:table-cell office:value-type="float" office:value="0.013756613756613769">
            <text:p>0.01375661375661376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6">
            <text:p>206</text:p>
          </table:table-cell>
          <table:table-cell office:value-type="float" office:value="1.216">
            <text:p>1.216</text:p>
          </table:table-cell>
          <table:table-cell office:value-type="float" office:value="21">
            <text:p>21</text:p>
          </table:table-cell>
          <table:table-cell office:value-type="float" office:value="1.21">
            <text:p>1.21</text:p>
          </table:table-cell>
          <table:table-cell office:value-type="float" office:value="10">
            <text:p>10</text:p>
          </table:table-cell>
          <table:table-cell office:value-type="float" office:value="1.181">
            <text:p>1.181</text:p>
          </table:table-cell>
          <table:table-cell office:value-type="float" office:value="10.799999999999999">
            <text:p>10.799999999999999</text:p>
          </table:table-cell>
          <table:table-cell office:value-type="float" office:value="10.499999999999998">
            <text:p>10.499999999999998</text:p>
          </table:table-cell>
          <table:table-cell office:value-type="float" office:value="0.05242718446601941">
            <text:p>0.05242718446601941</text:p>
          </table:table-cell>
          <table:table-cell office:value-type="float" office:value="0.05097087378640776">
            <text:p>0.0509708737864077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4">
            <text:p>204</text:p>
          </table:table-cell>
          <table:table-cell office:value-type="float" office:value="1.193">
            <text:p>1.193</text:p>
          </table:table-cell>
          <table:table-cell office:value-type="float" office:value="21">
            <text:p>21</text:p>
          </table:table-cell>
          <table:table-cell office:value-type="float" office:value="1.092">
            <text:p>1.092</text:p>
          </table:table-cell>
          <table:table-cell office:value-type="float" office:value="10">
            <text:p>10</text:p>
          </table:table-cell>
          <table:table-cell office:value-type="float" office:value="1.17">
            <text:p>1.17</text:p>
          </table:table-cell>
          <table:table-cell office:value-type="float" office:value="9.650000000000002">
            <text:p>9.650000000000002</text:p>
          </table:table-cell>
          <table:table-cell office:value-type="float" office:value="4.600000000000004">
            <text:p>4.600000000000004</text:p>
          </table:table-cell>
          <table:table-cell office:value-type="float" office:value="0.04730392156862746">
            <text:p>0.04730392156862746</text:p>
          </table:table-cell>
          <table:table-cell office:value-type="float" office:value="0.022549019607843158">
            <text:p>0.02254901960784315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03">
            <text:p>203</text:p>
          </table:table-cell>
          <table:table-cell office:value-type="float" office:value="1.067">
            <text:p>1.067</text:p>
          </table:table-cell>
          <table:table-cell office:value-type="float" office:value="19">
            <text:p>19</text:p>
          </table:table-cell>
          <table:table-cell office:value-type="float" office:value="1.061">
            <text:p>1.061</text:p>
          </table:table-cell>
          <table:table-cell office:value-type="float" office:value="14">
            <text:p>14</text:p>
          </table:table-cell>
          <table:table-cell office:value-type="float" office:value="1.051">
            <text:p>1.051</text:p>
          </table:table-cell>
          <table:table-cell office:value-type="float" office:value="3.3499999999999974">
            <text:p>3.3499999999999974</text:p>
          </table:table-cell>
          <table:table-cell office:value-type="float" office:value="3.049999999999997">
            <text:p>3.049999999999997</text:p>
          </table:table-cell>
          <table:table-cell office:value-type="float" office:value="0.01650246305418718">
            <text:p>0.01650246305418718</text:p>
          </table:table-cell>
          <table:table-cell office:value-type="float" office:value="0.015024630541871907">
            <text:p>0.01502463054187190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9816">
            <text:p>9816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aleksib">
            <text:p>aleksib</text:p>
          </table:table-cell>
          <table:table-cell office:value-type="float" office:value="177">
            <text:p>177</text:p>
          </table:table-cell>
          <table:table-cell office:value-type="float" office:value="0.913">
            <text:p>0.913</text:p>
          </table:table-cell>
          <table:table-cell office:value-type="float" office:value="13">
            <text:p>13</text:p>
          </table:table-cell>
          <table:table-cell office:value-type="float" office:value="0.903">
            <text:p>0.903</text:p>
          </table:table-cell>
          <table:table-cell office:value-type="float" office:value="6">
            <text:p>6</text:p>
          </table:table-cell>
          <table:table-cell office:value-type="float" office:value="1.032">
            <text:p>1.032</text:p>
          </table:table-cell>
          <table:table-cell office:value-type="float" office:value="-4.349999999999998">
            <text:p>-4.349999999999998</text:p>
          </table:table-cell>
          <table:table-cell office:value-type="float" office:value="-4.849999999999999">
            <text:p>-4.849999999999999</text:p>
          </table:table-cell>
          <table:table-cell office:value-type="float" office:value="-0.024576271186440665">
            <text:p>-0.024576271186440665</text:p>
          </table:table-cell>
          <table:table-cell office:value-type="float" office:value="-0.027401129943502817">
            <text:p>-0.02740112994350281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14759">
            <text:p>14759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im">
            <text:p>im</text:p>
          </table:table-cell>
          <table:table-cell office:value-type="float" office:value="199">
            <text:p>199</text:p>
          </table:table-cell>
          <table:table-cell office:value-type="float" office:value="1.128">
            <text:p>1.128</text:p>
          </table:table-cell>
          <table:table-cell office:value-type="float" office:value="13">
            <text:p>13</text:p>
          </table:table-cell>
          <table:table-cell office:value-type="float" office:value="1.1">
            <text:p>1.1</text:p>
          </table:table-cell>
          <table:table-cell office:value-type="float" office:value="6">
            <text:p>6</text:p>
          </table:table-cell>
          <table:table-cell office:value-type="float" office:value="1.134">
            <text:p>1.134</text:p>
          </table:table-cell>
          <table:table-cell office:value-type="float" office:value="6.399999999999995">
            <text:p>6.399999999999995</text:p>
          </table:table-cell>
          <table:table-cell office:value-type="float" office:value="5.000000000000004">
            <text:p>5.000000000000004</text:p>
          </table:table-cell>
          <table:table-cell office:value-type="float" office:value="0.03216080402010048">
            <text:p>0.03216080402010048</text:p>
          </table:table-cell>
          <table:table-cell office:value-type="float" office:value="0.02512562814070354">
            <text:p>0.0251256281407035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18987">
            <text:p>18987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b1t">
            <text:p>b1t</text:p>
          </table:table-cell>
          <table:table-cell office:value-type="float" office:value="202">
            <text:p>202</text:p>
          </table:table-cell>
          <table:table-cell office:value-type="float" office:value="1.215">
            <text:p>1.215</text:p>
          </table:table-cell>
          <table:table-cell office:value-type="float" office:value="13">
            <text:p>13</text:p>
          </table:table-cell>
          <table:table-cell office:value-type="float" office:value="1.058">
            <text:p>1.058</text:p>
          </table:table-cell>
          <table:table-cell office:value-type="float" office:value="6">
            <text:p>6</text:p>
          </table:table-cell>
          <table:table-cell office:value-type="float" office:value="1.203">
            <text:p>1.203</text:p>
          </table:table-cell>
          <table:table-cell office:value-type="float" office:value="10.750000000000004">
            <text:p>10.750000000000004</text:p>
          </table:table-cell>
          <table:table-cell office:value-type="float" office:value="2.9000000000000026">
            <text:p>2.9000000000000026</text:p>
          </table:table-cell>
          <table:table-cell office:value-type="float" office:value="0.05321782178217824">
            <text:p>0.05321782178217824</text:p>
          </table:table-cell>
          <table:table-cell office:value-type="float" office:value="0.01435643564356437">
            <text:p>0.0143564356435643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20127">
            <text:p>20127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w0nderful">
            <text:p>w0nderful</text:p>
          </table:table-cell>
          <table:table-cell office:value-type="float" office:value="205">
            <text:p>205</text:p>
          </table:table-cell>
          <table:table-cell office:value-type="float" office:value="1.348">
            <text:p>1.348</text:p>
          </table:table-cell>
          <table:table-cell office:value-type="float" office:value="13">
            <text:p>13</text:p>
          </table:table-cell>
          <table:table-cell office:value-type="float" office:value="1.197">
            <text:p>1.197</text:p>
          </table:table-cell>
          <table:table-cell office:value-type="float" office:value="6">
            <text:p>6</text:p>
          </table:table-cell>
          <table:table-cell office:value-type="float" office:value="1.315">
            <text:p>1.315</text:p>
          </table:table-cell>
          <table:table-cell office:value-type="float" office:value="17.400000000000006">
            <text:p>17.400000000000006</text:p>
          </table:table-cell>
          <table:table-cell office:value-type="float" office:value="9.850000000000003">
            <text:p>9.850000000000003</text:p>
          </table:table-cell>
          <table:table-cell office:value-type="float" office:value="0.08487804878048784">
            <text:p>0.08487804878048784</text:p>
          </table:table-cell>
          <table:table-cell office:value-type="float" office:value="0.04804878048780489">
            <text:p>0.0480487804878048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22673">
            <text:p>22673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makazze">
            <text:p>makazze</text:p>
          </table:table-cell>
          <table:table-cell office:value-type="float" office:value="198">
            <text:p>198</text:p>
          </table:table-cell>
          <table:table-cell office:value-type="float" office:value="1.114">
            <text:p>1.114</text:p>
          </table:table-cell>
          <table:table-cell office:value-type="float" office:value="13">
            <text:p>13</text:p>
          </table:table-cell>
          <table:table-cell office:value-type="float" office:value="1.067">
            <text:p>1.067</text:p>
          </table:table-cell>
          <table:table-cell office:value-type="float" office:value="6">
            <text:p>6</text:p>
          </table:table-cell>
          <table:table-cell office:value-type="float" office:value="1.125">
            <text:p>1.125</text:p>
          </table:table-cell>
          <table:table-cell office:value-type="float" office:value="5.700000000000005">
            <text:p>5.700000000000005</text:p>
          </table:table-cell>
          <table:table-cell office:value-type="float" office:value="3.3499999999999974">
            <text:p>3.3499999999999974</text:p>
          </table:table-cell>
          <table:table-cell office:value-type="float" office:value="0.02878787878787881">
            <text:p>0.02878787878787881</text:p>
          </table:table-cell>
          <table:table-cell office:value-type="float" office:value="0.016919191919191907">
            <text:p>0.01691919191919190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6920">
            <text:p>16920</text:p>
          </table:table-cell>
          <table:table-cell office:value-type="string" office:string-value="Spirit">
            <text:p>Spirit</text:p>
          </table:table-cell>
          <table:table-cell office:value-type="string" office:string-value="sh1ro">
            <text:p>sh1ro</text:p>
          </table:table-cell>
          <table:table-cell office:value-type="float" office:value="219">
            <text:p>219</text:p>
          </table:table-cell>
          <table:table-cell office:value-type="float" office:value="1.23">
            <text:p>1.23</text:p>
          </table:table-cell>
          <table:table-cell office:value-type="float" office:value="15">
            <text:p>15</text:p>
          </table:table-cell>
          <table:table-cell office:value-type="float" office:value="1.159">
            <text:p>1.159</text:p>
          </table:table-cell>
          <table:table-cell office:value-type="float" office:value="10">
            <text:p>10</text:p>
          </table:table-cell>
          <table:table-cell office:value-type="float" office:value="1.123">
            <text:p>1.123</text:p>
          </table:table-cell>
          <table:table-cell office:value-type="float" office:value="11.5">
            <text:p>11.5</text:p>
          </table:table-cell>
          <table:table-cell office:value-type="float" office:value="7.950000000000001">
            <text:p>7.950000000000001</text:p>
          </table:table-cell>
          <table:table-cell office:value-type="float" office:value="0.05251141552511415">
            <text:p>0.05251141552511415</text:p>
          </table:table-cell>
          <table:table-cell office:value-type="float" office:value="0.0363013698630137">
            <text:p>0.036301369863013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8317">
            <text:p>18317</text:p>
          </table:table-cell>
          <table:table-cell office:value-type="string" office:string-value="Spirit">
            <text:p>Spirit</text:p>
          </table:table-cell>
          <table:table-cell office:value-type="string" office:string-value="magixx">
            <text:p>magixx</text:p>
          </table:table-cell>
          <table:table-cell office:value-type="float" office:value="195">
            <text:p>195</text:p>
          </table:table-cell>
          <table:table-cell office:value-type="float" office:value="1.087">
            <text:p>1.087</text:p>
          </table:table-cell>
          <table:table-cell office:value-type="float" office:value="3">
            <text:p>3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1.115">
            <text:p>1.115</text:p>
          </table:table-cell>
          <table:table-cell office:value-type="float" office:value="4.349999999999998">
            <text:p>4.349999999999998</text:p>
          </table:table-cell>
          <table:table-cell office:value-type="float" office:value="0.5000000000000004">
            <text:p>0.5000000000000004</text:p>
          </table:table-cell>
          <table:table-cell office:value-type="float" office:value="0.022307692307692296">
            <text:p>0.022307692307692296</text:p>
          </table:table-cell>
          <table:table-cell office:value-type="float" office:value="0.0025641025641025663">
            <text:p>0.002564102564102566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9808">
            <text:p>19808</text:p>
          </table:table-cell>
          <table:table-cell office:value-type="string" office:string-value="Spirit">
            <text:p>Spirit</text:p>
          </table:table-cell>
          <table:table-cell office:value-type="string" office:string-value="tn1r">
            <text:p>tn1r</text:p>
          </table:table-cell>
          <table:table-cell office:value-type="float" office:value="199">
            <text:p>199</text:p>
          </table:table-cell>
          <table:table-cell office:value-type="float" office:value="1.036">
            <text:p>1.036</text:p>
          </table:table-cell>
          <table:table-cell office:value-type="float" office:value="15">
            <text:p>15</text:p>
          </table:table-cell>
          <table:table-cell office:value-type="float" office:value="1.039">
            <text:p>1.039</text:p>
          </table:table-cell>
          <table:table-cell office:value-type="float" office:value="10">
            <text:p>10</text:p>
          </table:table-cell>
          <table:table-cell office:value-type="float" office:value="1.041">
            <text:p>1.041</text:p>
          </table:table-cell>
          <table:table-cell office:value-type="float" office:value="1.8000000000000016">
            <text:p>1.8000000000000016</text:p>
          </table:table-cell>
          <table:table-cell office:value-type="float" office:value="1.9499999999999962">
            <text:p>1.9499999999999962</text:p>
          </table:table-cell>
          <table:table-cell office:value-type="float" office:value="0.009045226130653275">
            <text:p>0.009045226130653275</text:p>
          </table:table-cell>
          <table:table-cell office:value-type="float" office:value="0.009798994974874353">
            <text:p>0.00979899497487435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20423">
            <text:p>20423</text:p>
          </table:table-cell>
          <table:table-cell office:value-type="string" office:string-value="Spirit">
            <text:p>Spirit</text:p>
          </table:table-cell>
          <table:table-cell office:value-type="string" office:string-value="zont1x">
            <text:p>zont1x</text:p>
          </table:table-cell>
          <table:table-cell office:value-type="float" office:value="184">
            <text:p>184</text:p>
          </table:table-cell>
          <table:table-cell office:value-type="float" office:value="0.933">
            <text:p>0.933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office:value-type="float" office:value="1.014">
            <text:p>1.014</text:p>
          </table:table-cell>
          <table:table-cell office:value-type="float" office:value="-3.3499999999999974">
            <text:p>-3.3499999999999974</text:p>
          </table:table-cell>
          <table:table-cell office:value-type="float" office:value="2.500000000000002">
            <text:p>2.500000000000002</text:p>
          </table:table-cell>
          <table:table-cell office:value-type="float" office:value="-0.01820652173913042">
            <text:p>-0.01820652173913042</text:p>
          </table:table-cell>
          <table:table-cell office:value-type="float" office:value="0.013586956521739142">
            <text:p>0.01358695652173914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21167">
            <text:p>21167</text:p>
          </table:table-cell>
          <table:table-cell office:value-type="string" office:string-value="Spirit">
            <text:p>Spirit</text:p>
          </table:table-cell>
          <table:table-cell office:value-type="string" office:string-value="donk">
            <text:p>donk</text:p>
          </table:table-cell>
          <table:table-cell office:value-type="float" office:value="235">
            <text:p>235</text:p>
          </table:table-cell>
          <table:table-cell office:value-type="float" office:value="1.466">
            <text:p>1.466</text:p>
          </table:table-cell>
          <table:table-cell office:value-type="float" office:value="15">
            <text:p>15</text:p>
          </table:table-cell>
          <table:table-cell office:value-type="float" office:value="1.337">
            <text:p>1.337</text:p>
          </table:table-cell>
          <table:table-cell office:value-type="float" office:value="10">
            <text:p>10</text:p>
          </table:table-cell>
          <table:table-cell office:value-type="float" office:value="1.248">
            <text:p>1.248</text:p>
          </table:table-cell>
          <table:table-cell office:value-type="float" office:value="23.299999999999997">
            <text:p>23.299999999999997</text:p>
          </table:table-cell>
          <table:table-cell office:value-type="float" office:value="16.849999999999998">
            <text:p>16.849999999999998</text:p>
          </table:table-cell>
          <table:table-cell office:value-type="float" office:value="0.09914893617021275">
            <text:p>0.09914893617021275</text:p>
          </table:table-cell>
          <table:table-cell office:value-type="float" office:value="0.07170212765957445">
            <text:p>0.0717021276595744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0194">
            <text:p>20194</text:p>
          </table:table-cell>
          <table:table-cell office:value-type="string" office:string-value="The MongolZ">
            <text:p>The MongolZ</text:p>
          </table:table-cell>
          <table:table-cell office:value-type="string" office:string-value="blitz">
            <text:p>blitz</text:p>
          </table:table-cell>
          <table:table-cell office:value-type="float" office:value="181">
            <text:p>181</text:p>
          </table:table-cell>
          <table:table-cell office:value-type="float" office:value="0.964">
            <text:p>0.964</text:p>
          </table:table-cell>
          <table:table-cell office:value-type="float" office:value="12">
            <text:p>12</text:p>
          </table:table-cell>
          <table:table-cell office:value-type="float" office:value="0.901">
            <text:p>0.901</text:p>
          </table:table-cell>
          <table:table-cell office:value-type="float" office:value="7">
            <text:p>7</text:p>
          </table:table-cell>
          <table:table-cell office:value-type="float" office:value="1.065">
            <text:p>1.065</text:p>
          </table:table-cell>
          <table:table-cell office:value-type="float" office:value="-1.8000000000000016">
            <text:p>-1.8000000000000016</text:p>
          </table:table-cell>
          <table:table-cell office:value-type="float" office:value="-4.949999999999999">
            <text:p>-4.949999999999999</text:p>
          </table:table-cell>
          <table:table-cell office:value-type="float" office:value="-0.00994475138121548">
            <text:p>-0.00994475138121548</text:p>
          </table:table-cell>
          <table:table-cell office:value-type="float" office:value="-0.02734806629834254">
            <text:p>-0.0273480662983425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0275">
            <text:p>20275</text:p>
          </table:table-cell>
          <table:table-cell office:value-type="string" office:string-value="The MongolZ">
            <text:p>The MongolZ</text:p>
          </table:table-cell>
          <table:table-cell office:value-type="string" office:string-value="techno">
            <text:p>techno</text:p>
          </table:table-cell>
          <table:table-cell office:value-type="float" office:value="180">
            <text:p>180</text:p>
          </table:table-cell>
          <table:table-cell office:value-type="float" office:value="0.919">
            <text:p>0.919</text:p>
          </table:table-cell>
          <table:table-cell office:value-type="float" office:value="12">
            <text:p>12</text:p>
          </table:table-cell>
          <table:table-cell office:value-type="float" office:value="0.897">
            <text:p>0.897</text:p>
          </table:table-cell>
          <table:table-cell office:value-type="float" office:value="7">
            <text:p>7</text:p>
          </table:table-cell>
          <table:table-cell office:value-type="float" office:value="1.021">
            <text:p>1.021</text:p>
          </table:table-cell>
          <table:table-cell office:value-type="float" office:value="-4.049999999999998">
            <text:p>-4.049999999999998</text:p>
          </table:table-cell>
          <table:table-cell office:value-type="float" office:value="-5.149999999999999">
            <text:p>-5.149999999999999</text:p>
          </table:table-cell>
          <table:table-cell office:value-type="float" office:value="-0.02249999999999999">
            <text:p>-0.02249999999999999</text:p>
          </table:table-cell>
          <table:table-cell office:value-type="float" office:value="-0.028611111111111105">
            <text:p>-0.02861111111111110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1001">
            <text:p>21001</text:p>
          </table:table-cell>
          <table:table-cell office:value-type="string" office:string-value="The MongolZ">
            <text:p>The MongolZ</text:p>
          </table:table-cell>
          <table:table-cell office:value-type="string" office:string-value="mzinho">
            <text:p>mzinho</text:p>
          </table:table-cell>
          <table:table-cell office:value-type="float" office:value="197">
            <text:p>197</text:p>
          </table:table-cell>
          <table:table-cell office:value-type="float" office:value="1.083">
            <text:p>1.083</text:p>
          </table:table-cell>
          <table:table-cell office:value-type="float" office:value="12">
            <text:p>12</text:p>
          </table:table-cell>
          <table:table-cell office:value-type="float" office:value="1.024">
            <text:p>1.024</text:p>
          </table:table-cell>
          <table:table-cell office:value-type="float" office:value="7">
            <text:p>7</text:p>
          </table:table-cell>
          <table:table-cell office:value-type="float" office:value="1.099">
            <text:p>1.099</text:p>
          </table:table-cell>
          <table:table-cell office:value-type="float" office:value="4.149999999999999">
            <text:p>4.149999999999999</text:p>
          </table:table-cell>
          <table:table-cell office:value-type="float" office:value="1.200000000000001">
            <text:p>1.200000000000001</text:p>
          </table:table-cell>
          <table:table-cell office:value-type="float" office:value="0.021065989847715728">
            <text:p>0.021065989847715728</text:p>
          </table:table-cell>
          <table:table-cell office:value-type="float" office:value="0.00609137055837564">
            <text:p>0.0060913705583756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1809">
            <text:p>21809</text:p>
          </table:table-cell>
          <table:table-cell office:value-type="string" office:string-value="The MongolZ">
            <text:p>The MongolZ</text:p>
          </table:table-cell>
          <table:table-cell office:value-type="string" office:string-value="910">
            <text:p>910</text:p>
          </table:table-cell>
          <table:table-cell office:value-type="float" office:value="195">
            <text:p>195</text:p>
          </table:table-cell>
          <table:table-cell office:value-type="float" office:value="1.131">
            <text:p>1.131</text:p>
          </table:table-cell>
          <table:table-cell office:value-type="float" office:value="12">
            <text:p>12</text:p>
          </table:table-cell>
          <table:table-cell office:value-type="float" office:value="1.211">
            <text:p>1.211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6.550000000000001">
            <text:p>6.550000000000001</text:p>
          </table:table-cell>
          <table:table-cell office:value-type="float" office:value="10.550000000000004">
            <text:p>10.550000000000004</text:p>
          </table:table-cell>
          <table:table-cell office:value-type="float" office:value="0.03358974358974359">
            <text:p>0.03358974358974359</text:p>
          </table:table-cell>
          <table:table-cell office:value-type="float" office:value="0.05410256410256412">
            <text:p>0.0541025641025641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3402">
            <text:p>23402</text:p>
          </table:table-cell>
          <table:table-cell office:value-type="string" office:string-value="The MongolZ">
            <text:p>The MongolZ</text:p>
          </table:table-cell>
          <table:table-cell office:value-type="string" office:string-value="cobrazera">
            <text:p>cobrazera</text:p>
          </table:table-cell>
          <table:table-cell office:value-type="float" office:value="187">
            <text:p>187</text:p>
          </table:table-cell>
          <table:table-cell office:value-type="float" office:value="0.98">
            <text:p>0.98</text:p>
          </table:table-cell>
          <table:table-cell office:value-type="float" office:value="9">
            <text:p>9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office:value-type="float" office:value="1.048">
            <text:p>1.048</text:p>
          </table:table-cell>
          <table:table-cell office:value-type="float" office:value="-1.0000000000000009">
            <text:p>-1.0000000000000009</text:p>
          </table:table-cell>
          <table:table-cell office:value-type="float" office:value="-18.5">
            <text:p>-18.5</text:p>
          </table:table-cell>
          <table:table-cell office:value-type="float" office:value="-0.005347593582887705">
            <text:p>-0.005347593582887705</text:p>
          </table:table-cell>
          <table:table-cell office:value-type="float" office:value="-0.09893048128342247">
            <text:p>-0.0989304812834224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84">
            <text:p>184</text:p>
          </table:table-cell>
          <table:table-cell office:value-type="float" office:value="0.971">
            <text:p>0.971</text:p>
          </table:table-cell>
          <table:table-cell office:value-type="float" office:value="10">
            <text:p>10</text:p>
          </table:table-cell>
          <table:table-cell office:value-type="float" office:value="0.806">
            <text:p>0.806</text:p>
          </table:table-cell>
          <table:table-cell office:value-type="float" office:value="5">
            <text:p>5</text:p>
          </table:table-cell>
          <table:table-cell office:value-type="float" office:value="1.055">
            <text:p>1.055</text:p>
          </table:table-cell>
          <table:table-cell office:value-type="float" office:value="-1.4500000000000013">
            <text:p>-1.4500000000000013</text:p>
          </table:table-cell>
          <table:table-cell office:value-type="float" office:value="-9.699999999999998">
            <text:p>-9.699999999999998</text:p>
          </table:table-cell>
          <table:table-cell office:value-type="float" office:value="-0.007880434782608702">
            <text:p>-0.007880434782608702</text:p>
          </table:table-cell>
          <table:table-cell office:value-type="float" office:value="-0.05271739130434781">
            <text:p>-0.0527173913043478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195">
            <text:p>195</text:p>
          </table:table-cell>
          <table:table-cell office:value-type="float" office:value="1.035">
            <text:p>1.035</text:p>
          </table:table-cell>
          <table:table-cell office:value-type="float" office:value="11">
            <text:p>11</text:p>
          </table:table-cell>
          <table:table-cell office:value-type="float" office:value="0.878">
            <text:p>0.878</text:p>
          </table:table-cell>
          <table:table-cell office:value-type="float" office:value="6">
            <text:p>6</text:p>
          </table:table-cell>
          <table:table-cell office:value-type="float" office:value="1.062">
            <text:p>1.062</text:p>
          </table:table-cell>
          <table:table-cell office:value-type="float" office:value="1.749999999999996">
            <text:p>1.749999999999996</text:p>
          </table:table-cell>
          <table:table-cell office:value-type="float" office:value="-6.1">
            <text:p>-6.1</text:p>
          </table:table-cell>
          <table:table-cell office:value-type="float" office:value="0.008974358974358955">
            <text:p>0.008974358974358955</text:p>
          </table:table-cell>
          <table:table-cell office:value-type="float" office:value="-0.03128205128205128">
            <text:p>-0.0312820512820512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185">
            <text:p>185</text:p>
          </table:table-cell>
          <table:table-cell office:value-type="float" office:value="1.051">
            <text:p>1.051</text:p>
          </table:table-cell>
          <table:table-cell office:value-type="float" office:value="11">
            <text:p>11</text:p>
          </table:table-cell>
          <table:table-cell office:value-type="float" office:value="0.99">
            <text:p>0.99</text:p>
          </table:table-cell>
          <table:table-cell office:value-type="float" office:value="6">
            <text:p>6</text:p>
          </table:table-cell>
          <table:table-cell office:value-type="float" office:value="1.136">
            <text:p>1.136</text:p>
          </table:table-cell>
          <table:table-cell office:value-type="float" office:value="2.5499999999999967">
            <text:p>2.5499999999999967</text:p>
          </table:table-cell>
          <table:table-cell office:value-type="float" office:value="-0.5000000000000004">
            <text:p>-0.5000000000000004</text:p>
          </table:table-cell>
          <table:table-cell office:value-type="float" office:value="0.013783783783783766">
            <text:p>0.013783783783783766</text:p>
          </table:table-cell>
          <table:table-cell office:value-type="float" office:value="-0.002702702702702705">
            <text:p>-0.00270270270270270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197">
            <text:p>197</text:p>
          </table:table-cell>
          <table:table-cell office:value-type="float" office:value="1.125">
            <text:p>1.125</text:p>
          </table:table-cell>
          <table:table-cell office:value-type="float" office:value="11">
            <text:p>11</text:p>
          </table:table-cell>
          <table:table-cell office:value-type="float" office:value="1.1">
            <text:p>1.1</text:p>
          </table:table-cell>
          <table:table-cell office:value-type="float" office:value="6">
            <text:p>6</text:p>
          </table:table-cell>
          <table:table-cell office:value-type="float" office:value="1.142">
            <text:p>1.142</text:p>
          </table:table-cell>
          <table:table-cell office:value-type="float" office:value="6.25">
            <text:p>6.25</text:p>
          </table:table-cell>
          <table:table-cell office:value-type="float" office:value="5.000000000000004">
            <text:p>5.000000000000004</text:p>
          </table:table-cell>
          <table:table-cell office:value-type="float" office:value="0.031725888324873094">
            <text:p>0.031725888324873094</text:p>
          </table:table-cell>
          <table:table-cell office:value-type="float" office:value="0.0253807106598985">
            <text:p>0.025380710659898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193">
            <text:p>193</text:p>
          </table:table-cell>
          <table:table-cell office:value-type="float" office:value="1.12">
            <text:p>1.12</text:p>
          </table:table-cell>
          <table:table-cell office:value-type="float" office:value="11">
            <text:p>11</text:p>
          </table:table-cell>
          <table:table-cell office:value-type="float" office:value="0.932">
            <text:p>0.932</text:p>
          </table:table-cell>
          <table:table-cell office:value-type="float" office:value="6">
            <text:p>6</text:p>
          </table:table-cell>
          <table:table-cell office:value-type="float" office:value="1.161">
            <text:p>1.161</text:p>
          </table:table-cell>
          <table:table-cell office:value-type="float" office:value="6.000000000000005">
            <text:p>6.000000000000005</text:p>
          </table:table-cell>
          <table:table-cell office:value-type="float" office:value="-3.3999999999999977">
            <text:p>-3.3999999999999977</text:p>
          </table:table-cell>
          <table:table-cell office:value-type="float" office:value="0.03108808290155443">
            <text:p>0.03108808290155443</text:p>
          </table:table-cell>
          <table:table-cell office:value-type="float" office:value="-0.017616580310880817">
            <text:p>-0.01761658031088081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183">
            <text:p>183</text:p>
          </table:table-cell>
          <table:table-cell office:value-type="float" office:value="1.215">
            <text:p>1.215</text:p>
          </table:table-cell>
          <table:table-cell office:value-type="float" office:value="14">
            <text:p>14</text:p>
          </table:table-cell>
          <table:table-cell office:value-type="float" office:value="1.147">
            <text:p>1.147</text:p>
          </table:table-cell>
          <table:table-cell office:value-type="float" office:value="6">
            <text:p>6</text:p>
          </table:table-cell>
          <table:table-cell office:value-type="float" office:value="1.328">
            <text:p>1.328</text:p>
          </table:table-cell>
          <table:table-cell office:value-type="float" office:value="10.750000000000004">
            <text:p>10.750000000000004</text:p>
          </table:table-cell>
          <table:table-cell office:value-type="float" office:value="7.350000000000001">
            <text:p>7.350000000000001</text:p>
          </table:table-cell>
          <table:table-cell office:value-type="float" office:value="0.05874316939890712">
            <text:p>0.05874316939890712</text:p>
          </table:table-cell>
          <table:table-cell office:value-type="float" office:value="0.040163934426229515">
            <text:p>0.04016393442622951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189">
            <text:p>189</text:p>
          </table:table-cell>
          <table:table-cell office:value-type="float" office:value="1.081">
            <text:p>1.081</text:p>
          </table:table-cell>
          <table:table-cell office:value-type="float" office:value="14">
            <text:p>14</text:p>
          </table:table-cell>
          <table:table-cell office:value-type="float" office:value="0.928">
            <text:p>0.928</text:p>
          </table:table-cell>
          <table:table-cell office:value-type="float" office:value="6">
            <text:p>6</text:p>
          </table:table-cell>
          <table:table-cell office:value-type="float" office:value="1.144">
            <text:p>1.144</text:p>
          </table:table-cell>
          <table:table-cell office:value-type="float" office:value="4.049999999999998">
            <text:p>4.049999999999998</text:p>
          </table:table-cell>
          <table:table-cell office:value-type="float" office:value="-3.599999999999998">
            <text:p>-3.599999999999998</text:p>
          </table:table-cell>
          <table:table-cell office:value-type="float" office:value="0.02142857142857142">
            <text:p>0.02142857142857142</text:p>
          </table:table-cell>
          <table:table-cell office:value-type="float" office:value="-0.019047619047619035">
            <text:p>-0.01904761904761903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188">
            <text:p>188</text:p>
          </table:table-cell>
          <table:table-cell office:value-type="float" office:value="1.079">
            <text:p>1.079</text:p>
          </table:table-cell>
          <table:table-cell office:value-type="float" office:value="14">
            <text:p>14</text:p>
          </table:table-cell>
          <table:table-cell office:value-type="float" office:value="1.118">
            <text:p>1.118</text:p>
          </table:table-cell>
          <table:table-cell office:value-type="float" office:value="6">
            <text:p>6</text:p>
          </table:table-cell>
          <table:table-cell office:value-type="float" office:value="1.148">
            <text:p>1.148</text:p>
          </table:table-cell>
          <table:table-cell office:value-type="float" office:value="3.949999999999998">
            <text:p>3.949999999999998</text:p>
          </table:table-cell>
          <table:table-cell office:value-type="float" office:value="5.900000000000006">
            <text:p>5.900000000000006</text:p>
          </table:table-cell>
          <table:table-cell office:value-type="float" office:value="0.02101063829787233">
            <text:p>0.02101063829787233</text:p>
          </table:table-cell>
          <table:table-cell office:value-type="float" office:value="0.03138297872340429">
            <text:p>0.0313829787234042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181">
            <text:p>181</text:p>
          </table:table-cell>
          <table:table-cell office:value-type="float" office:value="0.942">
            <text:p>0.942</text:p>
          </table:table-cell>
          <table:table-cell office:value-type="float" office:value="14">
            <text:p>14</text:p>
          </table:table-cell>
          <table:table-cell office:value-type="float" office:value="0.878">
            <text:p>0.878</text:p>
          </table:table-cell>
          <table:table-cell office:value-type="float" office:value="6">
            <text:p>6</text:p>
          </table:table-cell>
          <table:table-cell office:value-type="float" office:value="1.041">
            <text:p>1.041</text:p>
          </table:table-cell>
          <table:table-cell office:value-type="float" office:value="-2.9000000000000026">
            <text:p>-2.9000000000000026</text:p>
          </table:table-cell>
          <table:table-cell office:value-type="float" office:value="-6.1">
            <text:p>-6.1</text:p>
          </table:table-cell>
          <table:table-cell office:value-type="float" office:value="-0.016022099447513826">
            <text:p>-0.016022099447513826</text:p>
          </table:table-cell>
          <table:table-cell office:value-type="float" office:value="-0.03370165745856354">
            <text:p>-0.0337016574585635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179">
            <text:p>179</text:p>
          </table:table-cell>
          <table:table-cell office:value-type="float" office:value="1.009">
            <text:p>1.009</text:p>
          </table:table-cell>
          <table:table-cell office:value-type="float" office:value="14">
            <text:p>14</text:p>
          </table:table-cell>
          <table:table-cell office:value-type="float" office:value="1.013">
            <text:p>1.013</text:p>
          </table:table-cell>
          <table:table-cell office:value-type="float" office:value="6">
            <text:p>6</text:p>
          </table:table-cell>
          <table:table-cell office:value-type="float" office:value="1.127">
            <text:p>1.127</text:p>
          </table:table-cell>
          <table:table-cell office:value-type="float" office:value="0.44999999999999485">
            <text:p>0.44999999999999485</text:p>
          </table:table-cell>
          <table:table-cell office:value-type="float" office:value="0.649999999999995">
            <text:p>0.649999999999995</text:p>
          </table:table-cell>
          <table:table-cell office:value-type="float" office:value="0.0025139664804468987">
            <text:p>0.0025139664804468987</text:p>
          </table:table-cell>
          <table:table-cell office:value-type="float" office:value="0.0036312849162010896">
            <text:p>0.003631284916201089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70">
            <text:p>170</text:p>
          </table:table-cell>
          <table:table-cell office:value-type="float" office:value="0.968">
            <text:p>0.968</text:p>
          </table:table-cell>
          <table:table-cell office:value-type="float" office:value="13">
            <text:p>13</text:p>
          </table:table-cell>
          <table:table-cell office:value-type="float" office:value="0.764">
            <text:p>0.764</text:p>
          </table:table-cell>
          <table:table-cell office:value-type="float" office:value="5">
            <text:p>5</text:p>
          </table:table-cell>
          <table:table-cell office:value-type="float" office:value="1.139">
            <text:p>1.139</text:p>
          </table:table-cell>
          <table:table-cell office:value-type="float" office:value="-1.6000000000000014">
            <text:p>-1.6000000000000014</text:p>
          </table:table-cell>
          <table:table-cell office:value-type="float" office:value="-11.799999999999999">
            <text:p>-11.799999999999999</text:p>
          </table:table-cell>
          <table:table-cell office:value-type="float" office:value="-0.00941176470588236">
            <text:p>-0.00941176470588236</text:p>
          </table:table-cell>
          <table:table-cell office:value-type="float" office:value="-0.06941176470588235">
            <text:p>-0.0694117647058823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10">
            <text:p>210</text:p>
          </table:table-cell>
          <table:table-cell office:value-type="float" office:value="1.238">
            <text:p>1.238</text:p>
          </table:table-cell>
          <table:table-cell office:value-type="float" office:value="13">
            <text:p>13</text:p>
          </table:table-cell>
          <table:table-cell office:value-type="float" office:value="1.026">
            <text:p>1.026</text:p>
          </table:table-cell>
          <table:table-cell office:value-type="float" office:value="5">
            <text:p>5</text:p>
          </table:table-cell>
          <table:table-cell office:value-type="float" office:value="1.179">
            <text:p>1.179</text:p>
          </table:table-cell>
          <table:table-cell office:value-type="float" office:value="11.899999999999999">
            <text:p>11.899999999999999</text:p>
          </table:table-cell>
          <table:table-cell office:value-type="float" office:value="1.3000000000000012">
            <text:p>1.3000000000000012</text:p>
          </table:table-cell>
          <table:table-cell office:value-type="float" office:value="0.05666666666666666">
            <text:p>0.05666666666666666</text:p>
          </table:table-cell>
          <table:table-cell office:value-type="float" office:value="0.006190476190476196">
            <text:p>0.00619047619047619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195">
            <text:p>195</text:p>
          </table:table-cell>
          <table:table-cell office:value-type="float" office:value="1.191">
            <text:p>1.191</text:p>
          </table:table-cell>
          <table:table-cell office:value-type="float" office:value="13">
            <text:p>13</text:p>
          </table:table-cell>
          <table:table-cell office:value-type="float" office:value="1.068">
            <text:p>1.068</text:p>
          </table:table-cell>
          <table:table-cell office:value-type="float" office:value="5">
            <text:p>5</text:p>
          </table:table-cell>
          <table:table-cell office:value-type="float" office:value="1.222">
            <text:p>1.222</text:p>
          </table:table-cell>
          <table:table-cell office:value-type="float" office:value="9.550000000000002">
            <text:p>9.550000000000002</text:p>
          </table:table-cell>
          <table:table-cell office:value-type="float" office:value="3.400000000000003">
            <text:p>3.400000000000003</text:p>
          </table:table-cell>
          <table:table-cell office:value-type="float" office:value="0.048974358974358985">
            <text:p>0.048974358974358985</text:p>
          </table:table-cell>
          <table:table-cell office:value-type="float" office:value="0.017435897435897452">
            <text:p>0.01743589743589745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192">
            <text:p>192</text:p>
          </table:table-cell>
          <table:table-cell office:value-type="float" office:value="1.089">
            <text:p>1.089</text:p>
          </table:table-cell>
          <table:table-cell office:value-type="float" office:value="28">
            <text:p>28</text:p>
          </table:table-cell>
          <table:table-cell office:value-type="float" office:value="0.68">
            <text:p>0.68</text:p>
          </table:table-cell>
          <table:table-cell office:value-type="float" office:value="1">
            <text:p>1</text:p>
          </table:table-cell>
          <table:table-cell office:value-type="float" office:value="1.134">
            <text:p>1.134</text:p>
          </table:table-cell>
          <table:table-cell office:value-type="float" office:value="4.449999999999998">
            <text:p>4.449999999999998</text:p>
          </table:table-cell>
          <table:table-cell office:value-type="float" office:value="-15.999999999999998">
            <text:p>-15.999999999999998</text:p>
          </table:table-cell>
          <table:table-cell office:value-type="float" office:value="0.023177083333333324">
            <text:p>0.023177083333333324</text:p>
          </table:table-cell>
          <table:table-cell office:value-type="float" office:value="-0.08333333333333333">
            <text:p>-0.0833333333333333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03">
            <text:p>203</text:p>
          </table:table-cell>
          <table:table-cell office:value-type="float" office:value="1.288">
            <text:p>1.288</text:p>
          </table:table-cell>
          <table:table-cell office:value-type="float" office:value="13">
            <text:p>13</text:p>
          </table:table-cell>
          <table:table-cell office:value-type="float" office:value="1.106">
            <text:p>1.106</text:p>
          </table:table-cell>
          <table:table-cell office:value-type="float" office:value="5">
            <text:p>5</text:p>
          </table:table-cell>
          <table:table-cell office:value-type="float" office:value="1.269">
            <text:p>1.269</text:p>
          </table:table-cell>
          <table:table-cell office:value-type="float" office:value="14.400000000000002">
            <text:p>14.400000000000002</text:p>
          </table:table-cell>
          <table:table-cell office:value-type="float" office:value="5.300000000000004">
            <text:p>5.300000000000004</text:p>
          </table:table-cell>
          <table:table-cell office:value-type="float" office:value="0.07093596059113301">
            <text:p>0.07093596059113301</text:p>
          </table:table-cell>
          <table:table-cell office:value-type="float" office:value="0.026108374384236473">
            <text:p>0.02610837438423647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68">
            <text:p>168</text:p>
          </table:table-cell>
          <table:table-cell office:value-type="float" office:value="0.905">
            <text:p>0.905</text:p>
          </table:table-cell>
          <table:table-cell office:value-type="float" office:value="15">
            <text:p>15</text:p>
          </table:table-cell>
          <table:table-cell office:value-type="float" office:value="0.969">
            <text:p>0.969</text:p>
          </table:table-cell>
          <table:table-cell office:value-type="float" office:value="8">
            <text:p>8</text:p>
          </table:table-cell>
          <table:table-cell office:value-type="float" office:value="1.077">
            <text:p>1.077</text:p>
          </table:table-cell>
          <table:table-cell office:value-type="float" office:value="-4.749999999999998">
            <text:p>-4.749999999999998</text:p>
          </table:table-cell>
          <table:table-cell office:value-type="float" office:value="-1.5500000000000014">
            <text:p>-1.5500000000000014</text:p>
          </table:table-cell>
          <table:table-cell office:value-type="float" office:value="-0.028273809523809514">
            <text:p>-0.028273809523809514</text:p>
          </table:table-cell>
          <table:table-cell office:value-type="float" office:value="-0.009226190476190485">
            <text:p>-0.00922619047619048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192">
            <text:p>192</text:p>
          </table:table-cell>
          <table:table-cell office:value-type="float" office:value="1.085">
            <text:p>1.085</text:p>
          </table:table-cell>
          <table:table-cell office:value-type="float" office:value="13">
            <text:p>13</text:p>
          </table:table-cell>
          <table:table-cell office:value-type="float" office:value="0.855">
            <text:p>0.855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4.249999999999998">
            <text:p>4.249999999999998</text:p>
          </table:table-cell>
          <table:table-cell office:value-type="float" office:value="-7.250000000000001">
            <text:p>-7.250000000000001</text:p>
          </table:table-cell>
          <table:table-cell office:value-type="float" office:value="0.022135416666666657">
            <text:p>0.022135416666666657</text:p>
          </table:table-cell>
          <table:table-cell office:value-type="float" office:value="-0.03776041666666667">
            <text:p>-0.0377604166666666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84">
            <text:p>184</text:p>
          </table:table-cell>
          <table:table-cell office:value-type="float" office:value="1.102">
            <text:p>1.102</text:p>
          </table:table-cell>
          <table:table-cell office:value-type="float" office:value="15">
            <text:p>15</text:p>
          </table:table-cell>
          <table:table-cell office:value-type="float" office:value="1.05">
            <text:p>1.05</text:p>
          </table:table-cell>
          <table:table-cell office:value-type="float" office:value="8">
            <text:p>8</text:p>
          </table:table-cell>
          <table:table-cell office:value-type="float" office:value="1.198">
            <text:p>1.198</text:p>
          </table:table-cell>
          <table:table-cell office:value-type="float" office:value="5.100000000000005">
            <text:p>5.100000000000005</text:p>
          </table:table-cell>
          <table:table-cell office:value-type="float" office:value="2.500000000000002">
            <text:p>2.500000000000002</text:p>
          </table:table-cell>
          <table:table-cell office:value-type="float" office:value="0.027717391304347853">
            <text:p>0.027717391304347853</text:p>
          </table:table-cell>
          <table:table-cell office:value-type="float" office:value="0.013586956521739142">
            <text:p>0.01358695652173914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189">
            <text:p>189</text:p>
          </table:table-cell>
          <table:table-cell office:value-type="float" office:value="1.125">
            <text:p>1.125</text:p>
          </table:table-cell>
          <table:table-cell office:value-type="float" office:value="15">
            <text:p>15</text:p>
          </table:table-cell>
          <table:table-cell office:value-type="float" office:value="1.029">
            <text:p>1.029</text:p>
          </table:table-cell>
          <table:table-cell office:value-type="float" office:value="8">
            <text:p>8</text:p>
          </table:table-cell>
          <table:table-cell office:value-type="float" office:value="1.19">
            <text:p>1.19</text:p>
          </table:table-cell>
          <table:table-cell office:value-type="float" office:value="6.25">
            <text:p>6.25</text:p>
          </table:table-cell>
          <table:table-cell office:value-type="float" office:value="1.4499999999999957">
            <text:p>1.4499999999999957</text:p>
          </table:table-cell>
          <table:table-cell office:value-type="float" office:value="0.03306878306878307">
            <text:p>0.03306878306878307</text:p>
          </table:table-cell>
          <table:table-cell office:value-type="float" office:value="0.007671957671957649">
            <text:p>0.007671957671957649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194">
            <text:p>194</text:p>
          </table:table-cell>
          <table:table-cell office:value-type="float" office:value="1.166">
            <text:p>1.166</text:p>
          </table:table-cell>
          <table:table-cell office:value-type="float" office:value="19">
            <text:p>19</text:p>
          </table:table-cell>
          <table:table-cell office:value-type="float" office:value="0.9">
            <text:p>0.9</text:p>
          </table:table-cell>
          <table:table-cell office:value-type="float" office:value="3">
            <text:p>3</text:p>
          </table:table-cell>
          <table:table-cell office:value-type="float" office:value="1.202">
            <text:p>1.202</text:p>
          </table:table-cell>
          <table:table-cell office:value-type="float" office:value="8.299999999999997">
            <text:p>8.299999999999997</text:p>
          </table:table-cell>
          <table:table-cell office:value-type="float" office:value="-4.999999999999999">
            <text:p>-4.999999999999999</text:p>
          </table:table-cell>
          <table:table-cell office:value-type="float" office:value="0.04278350515463916">
            <text:p>0.04278350515463916</text:p>
          </table:table-cell>
          <table:table-cell office:value-type="float" office:value="-0.025773195876288655">
            <text:p>-0.02577319587628865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7">
            <text:p>187</text:p>
          </table:table-cell>
          <table:table-cell office:value-type="float" office:value="1.205">
            <text:p>1.205</text:p>
          </table:table-cell>
          <table:table-cell office:value-type="float" office:value="26">
            <text:p>26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1.289">
            <text:p>1.289</text:p>
          </table:table-cell>
          <table:table-cell office:value-type="float" office:value="10.250000000000004">
            <text:p>10.250000000000004</text:p>
          </table:table-cell>
          <table:table-cell office:value-type="float" office:value="-4.999999999999999">
            <text:p>-4.999999999999999</text:p>
          </table:table-cell>
          <table:table-cell office:value-type="float" office:value="0.05481283422459895">
            <text:p>0.05481283422459895</text:p>
          </table:table-cell>
          <table:table-cell office:value-type="float" office:value="-0.0267379679144385">
            <text:p>-0.026737967914438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2">
            <text:p>182</text:p>
          </table:table-cell>
          <table:table-cell office:value-type="float" office:value="1.155">
            <text:p>1.155</text:p>
          </table:table-cell>
          <table:table-cell office:value-type="float" office:value="26">
            <text:p>26</text:p>
          </table:table-cell>
          <table:table-cell office:value-type="float" office:value="0.92">
            <text:p>0.92</text:p>
          </table:table-cell>
          <table:table-cell office:value-type="float" office:value="2">
            <text:p>2</text:p>
          </table:table-cell>
          <table:table-cell office:value-type="float" office:value="1.269">
            <text:p>1.269</text:p>
          </table:table-cell>
          <table:table-cell office:value-type="float" office:value="7.750000000000002">
            <text:p>7.750000000000002</text:p>
          </table:table-cell>
          <table:table-cell office:value-type="float" office:value="-3.9999999999999982">
            <text:p>-3.9999999999999982</text:p>
          </table:table-cell>
          <table:table-cell office:value-type="float" office:value="0.04258241758241759">
            <text:p>0.04258241758241759</text:p>
          </table:table-cell>
          <table:table-cell office:value-type="float" office:value="-0.02197802197802197">
            <text:p>-0.02197802197802197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79">
            <text:p>179</text:p>
          </table:table-cell>
          <table:table-cell office:value-type="float" office:value="1.12">
            <text:p>1.12</text:p>
          </table:table-cell>
          <table:table-cell office:value-type="float" office:value="26">
            <text:p>26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float" office:value="1.251">
            <text:p>1.251</text:p>
          </table:table-cell>
          <table:table-cell office:value-type="float" office:value="6.000000000000005">
            <text:p>6.000000000000005</text:p>
          </table:table-cell>
          <table:table-cell office:value-type="float" office:value="12.0">
            <text:p>12.0</text:p>
          </table:table-cell>
          <table:table-cell office:value-type="float" office:value="0.033519553072625725">
            <text:p>0.033519553072625725</text:p>
          </table:table-cell>
          <table:table-cell office:value-type="float" office:value="0.0670391061452514">
            <text:p>0.067039106145251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77">
            <text:p>177</text:p>
          </table:table-cell>
          <table:table-cell office:value-type="float" office:value="1.096">
            <text:p>1.096</text:p>
          </table:table-cell>
          <table:table-cell office:value-type="float" office:value="26">
            <text:p>26</text:p>
          </table:table-cell>
          <table:table-cell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1.238">
            <text:p>1.238</text:p>
          </table:table-cell>
          <table:table-cell office:value-type="float" office:value="4.800000000000004">
            <text:p>4.800000000000004</text:p>
          </table:table-cell>
          <table:table-cell office:value-type="float" office:value="-6.25">
            <text:p>-6.25</text:p>
          </table:table-cell>
          <table:table-cell office:value-type="float" office:value="0.027118644067796634">
            <text:p>0.027118644067796634</text:p>
          </table:table-cell>
          <table:table-cell office:value-type="float" office:value="-0.03531073446327684">
            <text:p>-0.0353107344632768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85">
            <text:p>185</text:p>
          </table:table-cell>
          <table:table-cell office:value-type="float" office:value="1.241">
            <text:p>1.241</text:p>
          </table:table-cell>
          <table:table-cell office:value-type="float" office:value="26">
            <text:p>26</text:p>
          </table:table-cell>
          <table:table-cell office:value-type="float" office:value="1.195">
            <text:p>1.195</text:p>
          </table:table-cell>
          <table:table-cell office:value-type="float" office:value="2">
            <text:p>2</text:p>
          </table:table-cell>
          <table:table-cell office:value-type="float" office:value="1.342">
            <text:p>1.342</text:p>
          </table:table-cell>
          <table:table-cell office:value-type="float" office:value="12.050000000000004">
            <text:p>12.050000000000004</text:p>
          </table:table-cell>
          <table:table-cell office:value-type="float" office:value="9.750000000000004">
            <text:p>9.750000000000004</text:p>
          </table:table-cell>
          <table:table-cell office:value-type="float" office:value="0.06513513513513516">
            <text:p>0.06513513513513516</text:p>
          </table:table-cell>
          <table:table-cell office:value-type="float" office:value="0.05270270270270272">
            <text:p>0.0527027027027027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0">
            <text:p>170</text:p>
          </table:table-cell>
          <table:table-cell office:value-type="float" office:value="1.015">
            <text:p>1.015</text:p>
          </table:table-cell>
          <table:table-cell office:value-type="float" office:value="15">
            <text:p>15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1.194">
            <text:p>1.194</text:p>
          </table:table-cell>
          <table:table-cell office:value-type="float" office:value="0.7499999999999951">
            <text:p>0.7499999999999951</text:p>
          </table:table-cell>
          <table:table-cell office:value-type="float" office:value="-1.0000000000000009">
            <text:p>-1.0000000000000009</text:p>
          </table:table-cell>
          <table:table-cell office:value-type="float" office:value="0.004411764705882324">
            <text:p>0.004411764705882324</text:p>
          </table:table-cell>
          <table:table-cell office:value-type="float" office:value="-0.005882352941176476">
            <text:p>-0.005882352941176476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77">
            <text:p>177</text:p>
          </table:table-cell>
          <table:table-cell office:value-type="float" office:value="1.125">
            <text:p>1.125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1.271">
            <text:p>1.271</text:p>
          </table:table-cell>
          <table:table-cell office:value-type="float" office:value="6.25">
            <text:p>6.25</text:p>
          </table:table-cell>
          <table:table-cell office:value-type="float" office:value="-4.999999999999999">
            <text:p>-4.999999999999999</text:p>
          </table:table-cell>
          <table:table-cell office:value-type="float" office:value="0.03531073446327684">
            <text:p>0.03531073446327684</text:p>
          </table:table-cell>
          <table:table-cell office:value-type="float" office:value="-0.028248587570621465">
            <text:p>-0.028248587570621465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2">
            <text:p>182</text:p>
          </table:table-cell>
          <table:table-cell office:value-type="float" office:value="1.18">
            <text:p>1.18</text:p>
          </table:table-cell>
          <table:table-cell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1">
            <text:p>1</text:p>
          </table:table-cell>
          <table:table-cell office:value-type="float" office:value="1.297">
            <text:p>1.297</text:p>
          </table:table-cell>
          <table:table-cell office:value-type="float" office:value="8.999999999999996">
            <text:p>8.999999999999996</text:p>
          </table:table-cell>
          <table:table-cell office:value-type="float" office:value="12.0">
            <text:p>12.0</text:p>
          </table:table-cell>
          <table:table-cell office:value-type="float" office:value="0.049450549450549434">
            <text:p>0.049450549450549434</text:p>
          </table:table-cell>
          <table:table-cell office:value-type="float" office:value="0.06593406593406594">
            <text:p>0.0659340659340659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float" office:value="1.177">
            <text:p>1.177</text:p>
          </table:table-cell>
          <table:table-cell office:value-type="float" office:value="20">
            <text:p>20</text:p>
          </table:table-cell>
          <table:table-cell office:value-type="float" office:value="1.305">
            <text:p>1.305</text:p>
          </table:table-cell>
          <table:table-cell office:value-type="float" office:value="2">
            <text:p>2</text:p>
          </table:table-cell>
          <table:table-cell office:value-type="float" office:value="1.286">
            <text:p>1.286</text:p>
          </table:table-cell>
          <table:table-cell office:value-type="float" office:value="8.850000000000001">
            <text:p>8.850000000000001</text:p>
          </table:table-cell>
          <table:table-cell office:value-type="float" office:value="15.249999999999996">
            <text:p>15.249999999999996</text:p>
          </table:table-cell>
          <table:table-cell office:value-type="float" office:value="0.04836065573770493">
            <text:p>0.04836065573770493</text:p>
          </table:table-cell>
          <table:table-cell office:value-type="float" office:value="0.08333333333333331">
            <text:p>0.0833333333333333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5">
            <text:p>175</text:p>
          </table:table-cell>
          <table:table-cell office:value-type="float" office:value="1.083">
            <text:p>1.083</text:p>
          </table:table-cell>
          <table:table-cell office:value-type="float" office:value="20">
            <text:p>20</text:p>
          </table:table-cell>
          <table:table-cell office:value-type="float" office:value="1.145">
            <text:p>1.145</text:p>
          </table:table-cell>
          <table:table-cell office:value-type="float" office:value="2">
            <text:p>2</text:p>
          </table:table-cell>
          <table:table-cell office:value-type="float" office:value="1.238">
            <text:p>1.238</text:p>
          </table:table-cell>
          <table:table-cell office:value-type="float" office:value="4.149999999999999">
            <text:p>4.149999999999999</text:p>
          </table:table-cell>
          <table:table-cell office:value-type="float" office:value="7.250000000000001">
            <text:p>7.250000000000001</text:p>
          </table:table-cell>
          <table:table-cell office:value-type="float" office:value="0.023714285714285705">
            <text:p>0.023714285714285705</text:p>
          </table:table-cell>
          <table:table-cell office:value-type="float" office:value="0.04142857142857143">
            <text:p>0.04142857142857143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5">
            <text:p>175</text:p>
          </table:table-cell>
          <table:table-cell office:value-type="float" office:value="1.011">
            <text:p>1.011</text:p>
          </table:table-cell>
          <table:table-cell office:value-type="float" office:value="18">
            <text:p>18</text:p>
          </table:table-cell>
          <table:table-cell office:value-type="float" office:value="0.645">
            <text:p>0.645</text:p>
          </table:table-cell>
          <table:table-cell office:value-type="float" office:value="2">
            <text:p>2</text:p>
          </table:table-cell>
          <table:table-cell office:value-type="float" office:value="1.155">
            <text:p>1.155</text:p>
          </table:table-cell>
          <table:table-cell office:value-type="float" office:value="0.5499999999999949">
            <text:p>0.5499999999999949</text:p>
          </table:table-cell>
          <table:table-cell office:value-type="float" office:value="-17.75">
            <text:p>-17.75</text:p>
          </table:table-cell>
          <table:table-cell office:value-type="float" office:value="0.003142857142857114">
            <text:p>0.003142857142857114</text:p>
          </table:table-cell>
          <table:table-cell office:value-type="float" office:value="-0.10142857142857142">
            <text:p>-0.1014285714285714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float" office:value="1.123">
            <text:p>1.123</text:p>
          </table:table-cell>
          <table:table-cell office:value-type="float" office:value="13">
            <text:p>13</text:p>
          </table:table-cell>
          <table:table-cell office:value-type="float" office:value="0.95">
            <text:p>0.95</text:p>
          </table:table-cell>
          <table:table-cell office:value-type="float" office:value="2">
            <text:p>2</text:p>
          </table:table-cell>
          <table:table-cell office:value-type="float" office:value="1.152">
            <text:p>1.152</text:p>
          </table:table-cell>
          <table:table-cell office:value-type="float" office:value="6.15">
            <text:p>6.15</text:p>
          </table:table-cell>
          <table:table-cell office:value-type="float" office:value="-2.500000000000002">
            <text:p>-2.500000000000002</text:p>
          </table:table-cell>
          <table:table-cell office:value-type="float" office:value="0.03153846153846154">
            <text:p>0.03153846153846154</text:p>
          </table:table-cell>
          <table:table-cell office:value-type="float" office:value="-0.012820512820512832">
            <text:p>-0.012820512820512832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float" office:value="1.101">
            <text:p>1.101</text:p>
          </table:table-cell>
          <table:table-cell office:value-type="float" office:value="13">
            <text:p>13</text:p>
          </table:table-cell>
          <table:table-cell office:value-type="float" office:value="0.94">
            <text:p>0.94</text:p>
          </table:table-cell>
          <table:table-cell office:value-type="float" office:value="2">
            <text:p>2</text:p>
          </table:table-cell>
          <table:table-cell office:value-type="float" office:value="1.223">
            <text:p>1.223</text:p>
          </table:table-cell>
          <table:table-cell office:value-type="float" office:value="5.049999999999999">
            <text:p>5.049999999999999</text:p>
          </table:table-cell>
          <table:table-cell office:value-type="float" office:value="-3.0000000000000027">
            <text:p>-3.0000000000000027</text:p>
          </table:table-cell>
          <table:table-cell office:value-type="float" office:value="0.02805555555555555">
            <text:p>0.02805555555555555</text:p>
          </table:table-cell>
          <table:table-cell office:value-type="float" office:value="-0.01666666666666668">
            <text:p>-0.01666666666666668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1">
            <text:p>181</text:p>
          </table:table-cell>
          <table:table-cell office:value-type="float" office:value="1.067">
            <text:p>1.067</text:p>
          </table:table-cell>
          <table:table-cell office:value-type="float" office:value="18">
            <text:p>18</text:p>
          </table:table-cell>
          <table:table-cell office:value-type="float" office:value="0.825">
            <text:p>0.825</text:p>
          </table:table-cell>
          <table:table-cell office:value-type="float" office:value="2">
            <text:p>2</text:p>
          </table:table-cell>
          <table:table-cell office:value-type="float" office:value="1.179">
            <text:p>1.179</text:p>
          </table:table-cell>
          <table:table-cell office:value-type="float" office:value="3.3499999999999974">
            <text:p>3.3499999999999974</text:p>
          </table:table-cell>
          <table:table-cell office:value-type="float" office:value="-8.750000000000002">
            <text:p>-8.750000000000002</text:p>
          </table:table-cell>
          <table:table-cell office:value-type="float" office:value="0.018508287292817664">
            <text:p>0.018508287292817664</text:p>
          </table:table-cell>
          <table:table-cell office:value-type="float" office:value="-0.0483425414364641">
            <text:p>-0.0483425414364641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2">
            <text:p>182</text:p>
          </table:table-cell>
          <table:table-cell office:value-type="float" office:value="1.039">
            <text:p>1.039</text:p>
          </table:table-cell>
          <table:table-cell office:value-type="float" office:value="18">
            <text:p>18</text:p>
          </table:table-cell>
          <table:table-cell office:value-type="float" office:value="0.865">
            <text:p>0.865</text:p>
          </table:table-cell>
          <table:table-cell office:value-type="float" office:value="2">
            <text:p>2</text:p>
          </table:table-cell>
          <table:table-cell office:value-type="float" office:value="1.142">
            <text:p>1.142</text:p>
          </table:table-cell>
          <table:table-cell office:value-type="float" office:value="1.9499999999999962">
            <text:p>1.9499999999999962</text:p>
          </table:table-cell>
          <table:table-cell office:value-type="float" office:value="-6.75">
            <text:p>-6.75</text:p>
          </table:table-cell>
          <table:table-cell office:value-type="float" office:value="0.010714285714285694">
            <text:p>0.010714285714285694</text:p>
          </table:table-cell>
          <table:table-cell office:value-type="float" office:value="-0.03708791208791209">
            <text:p>-0.03708791208791209</text:p>
          </table:table-cell>
        </table:table-row>
      </table:table>
      <table:table table:name="h2h_teams">
        <table:table-row>
          <table:table-cell table:style-name="pd1" office:value-type="string" office:string-value="Team \ Opponent">
            <text:p>Team \ Opponent</text:p>
          </table:table-cell>
          <table:table-cell table:style-name="pd1" office:value-type="string" office:string-value="Vitality">
            <text:p>Vitality</text:p>
          </table:table-cell>
          <table:table-cell table:style-name="pd1" office:value-type="string" office:string-value="FURIA">
            <text:p>FURIA</text:p>
          </table:table-cell>
          <table:table-cell table:style-name="pd1" office:value-type="string" office:string-value="Falcons">
            <text:p>Falcons</text:p>
          </table:table-cell>
          <table:table-cell table:style-name="pd1" office:value-type="string" office:string-value="MOUZ">
            <text:p>MOUZ</text:p>
          </table:table-cell>
          <table:table-cell table:style-name="pd1" office:value-type="string" office:string-value="FaZe">
            <text:p>FaZe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Natus Vincere">
            <text:p>Natus Vincere</text:p>
          </table:table-cell>
          <table:table-cell table:style-name="pd1" office:value-type="string" office:string-value="Spirit">
            <text:p>Spirit</text:p>
          </table:table-cell>
          <table:table-cell table:style-name="pd1" office:value-type="string" office:string-value="The MongolZ">
            <text:p>The MongolZ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string" office:string-value="Vitality">
            <text:p>Vitality</text:p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0.0 (2)">
            <text:p>0.0 (2)</text:p>
          </table:table-cell>
          <table:table-cell office:value-type="string" office:string-value="50.0 (2)">
            <text:p>50.0 (2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RIA">
            <text:p>FURIA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100.0 (2)">
            <text:p>10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lcons">
            <text:p>Falcons</text:p>
          </table:table-cell>
          <table:table-cell office:value-type="string" office:string-value="100.0 (2)">
            <text:p>100.0 (2)</text:p>
          </table:table-cell>
          <table:table-cell office:value-type="string" office:string-value="0.0 (2)">
            <text:p>0.0 (2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66.66666666666667 (3)">
            <text:p>66.66666666666667 (3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UZ">
            <text:p>MOUZ</text:p>
          </table:table-cell>
          <table:table-cell office:value-type="string" office:string-value="50.0 (2)">
            <text:p>5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Ze">
            <text:p>FaZe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IVISION">
            <text:p>PARIVISION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Natus Vincere">
            <text:p>Natus Vincere</text:p>
          </table:table-cell>
          <table:table-cell office:value-type="string" office:string-value="0.0 (1)">
            <text:p>0.0 (1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irit">
            <text:p>Spirit</text:p>
          </table:table-cell>
          <table:table-cell office:value-type="string" office:string-value="0.0 (2)">
            <text:p>0.0 (2)</text:p>
          </table:table-cell>
          <table:table-cell office:value-type="string" office:string-value="">
            <text:p/>
          </table:table-cell>
          <table:table-cell office:value-type="string" office:string-value="33.333333333333336 (3)">
            <text:p>33.333333333333336 (3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e MongolZ">
            <text:p>The MongolZ</text:p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2">
            <text:p>G2</text:p>
          </table:table-cell>
          <table:table-cell office:value-type="string" office:string-value="0.0 (1)">
            <text:p>0.0 (1)</text:p>
          </table:table-cell>
          <table:table-cell office:value-type="string" office:string-value="0.0 (2)">
            <text:p>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DMAX">
            <text:p>3DMAX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Aurora">
            <text:p>Auro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2)">
            <text:p>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lis">
            <text:p>Astralis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T">
            <text:p>FUT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RG">
            <text:p>NR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C.Game">
            <text:p>BC.Gam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h2h_players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Vitality">
            <text:p>Vitality</text:p>
          </table:table-cell>
          <table:table-cell table:style-name="pd1" office:value-type="string" office:string-value="FURIA">
            <text:p>FURIA</text:p>
          </table:table-cell>
          <table:table-cell table:style-name="pd1" office:value-type="string" office:string-value="Falcons">
            <text:p>Falcons</text:p>
          </table:table-cell>
          <table:table-cell table:style-name="pd1" office:value-type="string" office:string-value="MOUZ">
            <text:p>MOUZ</text:p>
          </table:table-cell>
          <table:table-cell table:style-name="pd1" office:value-type="string" office:string-value="FaZe">
            <text:p>FaZe</text:p>
          </table:table-cell>
          <table:table-cell table:style-name="pd1" office:value-type="string" office:string-value="PARIVISION">
            <text:p>PARIVISION</text:p>
          </table:table-cell>
          <table:table-cell table:style-name="pd1" office:value-type="string" office:string-value="Natus Vincere">
            <text:p>Natus Vincere</text:p>
          </table:table-cell>
          <table:table-cell table:style-name="pd1" office:value-type="string" office:string-value="Spirit">
            <text:p>Spirit</text:p>
          </table:table-cell>
          <table:table-cell table:style-name="pd1" office:value-type="string" office:string-value="The MongolZ">
            <text:p>The MongolZ</text:p>
          </table:table-cell>
          <table:table-cell table:style-name="pd1" office:value-type="string" office:string-value="G2">
            <text:p>G2</text:p>
          </table:table-cell>
          <table:table-cell table:style-name="pd1" office:value-type="string" office:string-value="3DMAX">
            <text:p>3DMAX</text:p>
          </table:table-cell>
          <table:table-cell table:style-name="pd1" office:value-type="string" office:string-value="Aurora">
            <text:p>Aurora</text:p>
          </table:table-cell>
          <table:table-cell table:style-name="pd1" office:value-type="string" office:string-value="Astralis">
            <text:p>Astralis</text:p>
          </table:table-cell>
          <table:table-cell table:style-name="pd1" office:value-type="string" office:string-value="FUT">
            <text:p>FUT</text:p>
          </table:table-cell>
          <table:table-cell table:style-name="pd1" office:value-type="string" office:string-value="NRG">
            <text:p>NRG</text:p>
          </table:table-cell>
          <table:table-cell table:style-name="pd1" office:value-type="string" office:string-value="BC.Game">
            <text:p>BC.Game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7322">
            <text:p>7322</text:p>
          </table:table-cell>
          <table:table-cell office:value-type="string" office:string-value="Vitality">
            <text:p>Vitality</text:p>
          </table:table-cell>
          <table:table-cell office:value-type="string" office:string-value="apex">
            <text:p>apex</text:p>
          </table:table-cell>
          <table:table-cell office:value-type="float" office:value="190">
            <text:p>190</text:p>
          </table:table-cell>
          <table:table-cell office:value-type="string" office:string-value="0.892">
            <text:p>0.892</text:p>
          </table:table-cell>
          <table:table-cell office:value-type="float" office:value="22">
            <text:p>22</text:p>
          </table:table-cell>
          <table:table-cell office:value-type="string" office:string-value="0.816">
            <text:p>0.816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0.760">
            <text:p>0.760</text:p>
          </table:table-cell>
          <table:table-cell office:value-type="string" office:string-value="0.730">
            <text:p>0.730</text:p>
          </table:table-cell>
          <table:table-cell office:value-type="string" office:string-value="0.805">
            <text:p>0.805</text:p>
          </table:table-cell>
          <table:table-cell office:value-type="string" office:string-value="0.785">
            <text:p>0.785</text:p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0.840">
            <text:p>0.840</text:p>
          </table:table-cell>
          <table:table-cell office:value-type="string" office:string-value="0.560">
            <text:p>0.560</text:p>
          </table:table-cell>
          <table:table-cell office:value-type="string" office:string-value="1.010">
            <text:p>1.01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1816">
            <text:p>11816</text:p>
          </table:table-cell>
          <table:table-cell office:value-type="string" office:string-value="Vitality">
            <text:p>Vitality</text:p>
          </table:table-cell>
          <table:table-cell office:value-type="string" office:string-value="ropz">
            <text:p>ropz</text:p>
          </table:table-cell>
          <table:table-cell office:value-type="float" office:value="225">
            <text:p>225</text:p>
          </table:table-cell>
          <table:table-cell office:value-type="string" office:string-value="1.221">
            <text:p>1.221</text:p>
          </table:table-cell>
          <table:table-cell office:value-type="float" office:value="22">
            <text:p>22</text:p>
          </table:table-cell>
          <table:table-cell office:value-type="string" office:string-value="1.182">
            <text:p>1.182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0.835">
            <text:p>0.835</text:p>
          </table:table-cell>
          <table:table-cell office:value-type="string" office:string-value="1.380">
            <text:p>1.380</text:p>
          </table:table-cell>
          <table:table-cell office:value-type="string" office:string-value="1.085">
            <text:p>1.085</text:p>
          </table:table-cell>
          <table:table-cell office:value-type="string" office:string-value="">
            <text:p/>
          </table:table-cell>
          <table:table-cell office:value-type="string" office:string-value="1.290">
            <text:p>1.290</text:p>
          </table:table-cell>
          <table:table-cell office:value-type="string" office:string-value="1.225">
            <text:p>1.225</text:p>
          </table:table-cell>
          <table:table-cell office:value-type="string" office:string-value="1.530">
            <text:p>1.530</text:p>
          </table:table-cell>
          <table:table-cell office:value-type="string" office:string-value="1.040">
            <text:p>1.040</text:p>
          </table:table-cell>
          <table:table-cell office:value-type="string" office:string-value="1.910">
            <text:p>1.91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1893">
            <text:p>11893</text:p>
          </table:table-cell>
          <table:table-cell office:value-type="string" office:string-value="Vitality">
            <text:p>Vitality</text:p>
          </table:table-cell>
          <table:table-cell office:value-type="string" office:string-value="zywoo">
            <text:p>zywoo</text:p>
          </table:table-cell>
          <table:table-cell office:value-type="float" office:value="235">
            <text:p>235</text:p>
          </table:table-cell>
          <table:table-cell office:value-type="string" office:string-value="1.355">
            <text:p>1.355</text:p>
          </table:table-cell>
          <table:table-cell office:value-type="float" office:value="22">
            <text:p>22</text:p>
          </table:table-cell>
          <table:table-cell office:value-type="string" office:string-value="1.296">
            <text:p>1.296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095">
            <text:p>1.095</text:p>
          </table:table-cell>
          <table:table-cell office:value-type="string" office:string-value="1.105">
            <text:p>1.105</text:p>
          </table:table-cell>
          <table:table-cell office:value-type="string" office:string-value="1.370">
            <text:p>1.370</text:p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1.240">
            <text:p>1.240</text:p>
          </table:table-cell>
          <table:table-cell office:value-type="string" office:string-value="2.180">
            <text:p>2.180</text:p>
          </table:table-cell>
          <table:table-cell office:value-type="string" office:string-value="1.570">
            <text:p>1.570</text:p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6693">
            <text:p>16693</text:p>
          </table:table-cell>
          <table:table-cell office:value-type="string" office:string-value="Vitality">
            <text:p>Vitality</text:p>
          </table:table-cell>
          <table:table-cell office:value-type="string" office:string-value="flamez">
            <text:p>flamez</text:p>
          </table:table-cell>
          <table:table-cell office:value-type="float" office:value="217">
            <text:p>217</text:p>
          </table:table-cell>
          <table:table-cell office:value-type="string" office:string-value="1.180">
            <text:p>1.180</text:p>
          </table:table-cell>
          <table:table-cell office:value-type="float" office:value="22">
            <text:p>22</text:p>
          </table:table-cell>
          <table:table-cell office:value-type="string" office:string-value="1.127">
            <text:p>1.127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1.195">
            <text:p>1.195</text:p>
          </table:table-cell>
          <table:table-cell office:value-type="string" office:string-value="1.150">
            <text:p>1.150</text:p>
          </table:table-cell>
          <table:table-cell office:value-type="string" office:string-value="0.935">
            <text:p>0.935</text:p>
          </table:table-cell>
          <table:table-cell office:value-type="string" office:string-value="">
            <text:p/>
          </table:table-cell>
          <table:table-cell office:value-type="string" office:string-value="0.730">
            <text:p>0.730</text:p>
          </table:table-cell>
          <table:table-cell office:value-type="string" office:string-value="1.030">
            <text:p>1.030</text:p>
          </table:table-cell>
          <table:table-cell office:value-type="string" office:string-value="1.270">
            <text:p>1.270</text:p>
          </table:table-cell>
          <table:table-cell office:value-type="string" office:string-value="1.190">
            <text:p>1.190</text:p>
          </table:table-cell>
          <table:table-cell office:value-type="string" office:string-value="1.630">
            <text:p>1.630</text:p>
          </table:table-cell>
          <table:table-cell office:value-type="string" office:string-value="">
            <text:p/>
          </table:table-cell>
          <table:table-cell office:value-type="string" office:string-value="1.350">
            <text:p>1.3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9565">
            <text:p>9565</text:p>
          </table:table-cell>
          <table:table-cell office:value-type="float" office:value="18462">
            <text:p>18462</text:p>
          </table:table-cell>
          <table:table-cell office:value-type="string" office:string-value="Vitality">
            <text:p>Vitality</text:p>
          </table:table-cell>
          <table:table-cell office:value-type="string" office:string-value="mezii">
            <text:p>mezii</text:p>
          </table:table-cell>
          <table:table-cell office:value-type="float" office:value="209">
            <text:p>209</text:p>
          </table:table-cell>
          <table:table-cell office:value-type="string" office:string-value="1.091">
            <text:p>1.091</text:p>
          </table:table-cell>
          <table:table-cell office:value-type="float" office:value="22">
            <text:p>22</text:p>
          </table:table-cell>
          <table:table-cell office:value-type="string" office:string-value="1.057">
            <text:p>1.057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1.100">
            <text:p>1.100</text:p>
          </table:table-cell>
          <table:table-cell office:value-type="string" office:string-value="0.925">
            <text:p>0.925</text:p>
          </table:table-cell>
          <table:table-cell office:value-type="string" office:string-value="0.715">
            <text:p>0.715</text:p>
          </table:table-cell>
          <table:table-cell office:value-type="string" office:string-value="1.035">
            <text:p>1.035</text:p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1.100">
            <text:p>1.100</text:p>
          </table:table-cell>
          <table:table-cell office:value-type="string" office:string-value="1.300">
            <text:p>1.300</text:p>
          </table:table-cell>
          <table:table-cell office:value-type="string" office:string-value="1.230">
            <text:p>1.230</text:p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2023">
            <text:p>2023</text:p>
          </table:table-cell>
          <table:table-cell office:value-type="string" office:string-value="FURIA">
            <text:p>FURIA</text:p>
          </table:table-cell>
          <table:table-cell office:value-type="string" office:string-value="fallen">
            <text:p>fallen</text:p>
          </table:table-cell>
          <table:table-cell office:value-type="float" office:value="191">
            <text:p>191</text:p>
          </table:table-cell>
          <table:table-cell office:value-type="string" office:string-value="0.965">
            <text:p>0.965</text:p>
          </table:table-cell>
          <table:table-cell office:value-type="float" office:value="18">
            <text:p>18</text:p>
          </table:table-cell>
          <table:table-cell office:value-type="string" office:string-value="0.945">
            <text:p>0.945</text:p>
          </table:table-cell>
          <table:table-cell office:value-type="float" office:value="12">
            <text:p>12</text:p>
          </table:table-cell>
          <table:table-cell office:value-type="string" office:string-value="0.935">
            <text:p>0.935</text:p>
          </table:table-cell>
          <table:table-cell office:value-type="string" office:string-value="">
            <text:p/>
          </table:table-cell>
          <table:table-cell office:value-type="string" office:string-value="0.905">
            <text:p>0.905</text:p>
          </table:table-cell>
          <table:table-cell office:value-type="string" office:string-value="0.660">
            <text:p>0.660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0.760">
            <text:p>0.760</text:p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2553">
            <text:p>12553</text:p>
          </table:table-cell>
          <table:table-cell office:value-type="string" office:string-value="FURIA">
            <text:p>FURIA</text:p>
          </table:table-cell>
          <table:table-cell office:value-type="string" office:string-value="yuurih">
            <text:p>yuurih</text:p>
          </table:table-cell>
          <table:table-cell office:value-type="float" office:value="210">
            <text:p>210</text:p>
          </table:table-cell>
          <table:table-cell office:value-type="string" office:string-value="1.122">
            <text:p>1.122</text:p>
          </table:table-cell>
          <table:table-cell office:value-type="float" office:value="18">
            <text:p>18</text:p>
          </table:table-cell>
          <table:table-cell office:value-type="string" office:string-value="1.057">
            <text:p>1.057</text:p>
          </table:table-cell>
          <table:table-cell office:value-type="float" office:value="12">
            <text:p>12</text:p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1.295">
            <text:p>1.295</text:p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  <table:table-cell office:value-type="string" office:string-value="0.810">
            <text:p>0.810</text:p>
          </table:table-cell>
          <table:table-cell office:value-type="string" office:string-value="0.995">
            <text:p>0.995</text:p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3915">
            <text:p>13915</text:p>
          </table:table-cell>
          <table:table-cell office:value-type="string" office:string-value="FURIA">
            <text:p>FURIA</text:p>
          </table:table-cell>
          <table:table-cell office:value-type="string" office:string-value="yekindar">
            <text:p>yekindar</text:p>
          </table:table-cell>
          <table:table-cell office:value-type="float" office:value="212">
            <text:p>212</text:p>
          </table:table-cell>
          <table:table-cell office:value-type="string" office:string-value="1.093">
            <text:p>1.093</text:p>
          </table:table-cell>
          <table:table-cell office:value-type="float" office:value="18">
            <text:p>18</text:p>
          </table:table-cell>
          <table:table-cell office:value-type="string" office:string-value="1.076">
            <text:p>1.076</text:p>
          </table:table-cell>
          <table:table-cell office:value-type="float" office:value="12">
            <text:p>12</text:p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1.235">
            <text:p>1.235</text:p>
          </table:table-cell>
          <table:table-cell office:value-type="string" office:string-value="0.810">
            <text:p>0.810</text:p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0.835">
            <text:p>0.835</text:p>
          </table:table-cell>
          <table:table-cell office:value-type="string" office:string-value="">
            <text:p/>
          </table:table-cell>
          <table:table-cell office:value-type="string" office:string-value="1.460">
            <text:p>1.460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15631">
            <text:p>15631</text:p>
          </table:table-cell>
          <table:table-cell office:value-type="string" office:string-value="FURIA">
            <text:p>FURIA</text:p>
          </table:table-cell>
          <table:table-cell office:value-type="string" office:string-value="kscerato">
            <text:p>kscerato</text:p>
          </table:table-cell>
          <table:table-cell office:value-type="float" office:value="224">
            <text:p>224</text:p>
          </table:table-cell>
          <table:table-cell office:value-type="string" office:string-value="1.277">
            <text:p>1.277</text:p>
          </table:table-cell>
          <table:table-cell office:value-type="float" office:value="18">
            <text:p>18</text:p>
          </table:table-cell>
          <table:table-cell office:value-type="string" office:string-value="1.225">
            <text:p>1.225</text:p>
          </table:table-cell>
          <table:table-cell office:value-type="float" office:value="12">
            <text:p>12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1.025">
            <text:p>1.025</text:p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1.485">
            <text:p>1.485</text:p>
          </table:table-cell>
          <table:table-cell office:value-type="string" office:string-value="">
            <text:p/>
          </table:table-cell>
          <table:table-cell office:value-type="string" office:string-value="1.560">
            <text:p>1.560</text:p>
          </table:table-cell>
          <table:table-cell office:value-type="string" office:string-value="1.380">
            <text:p>1.3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8297">
            <text:p>8297</text:p>
          </table:table-cell>
          <table:table-cell office:value-type="float" office:value="24144">
            <text:p>24144</text:p>
          </table:table-cell>
          <table:table-cell office:value-type="string" office:string-value="FURIA">
            <text:p>FURIA</text:p>
          </table:table-cell>
          <table:table-cell office:value-type="string" office:string-value="molodoy">
            <text:p>molodoy</text:p>
          </table:table-cell>
          <table:table-cell office:value-type="float" office:value="222">
            <text:p>222</text:p>
          </table:table-cell>
          <table:table-cell office:value-type="string" office:string-value="1.291">
            <text:p>1.291</text:p>
          </table:table-cell>
          <table:table-cell office:value-type="float" office:value="18">
            <text:p>18</text:p>
          </table:table-cell>
          <table:table-cell office:value-type="string" office:string-value="1.218">
            <text:p>1.218</text:p>
          </table:table-cell>
          <table:table-cell office:value-type="float" office:value="12">
            <text:p>12</text:p>
          </table:table-cell>
          <table:table-cell office:value-type="string" office:string-value="1.175">
            <text:p>1.175</text:p>
          </table:table-cell>
          <table:table-cell office:value-type="string" office:string-value="">
            <text:p/>
          </table:table-cell>
          <table:table-cell office:value-type="string" office:string-value="1.095">
            <text:p>1.095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0.760">
            <text:p>0.760</text:p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1.570">
            <text:p>1.570</text:p>
          </table:table-cell>
          <table:table-cell office:value-type="string" office:string-value="1.270">
            <text:p>1.2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60">
            <text:p>1.4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3741">
            <text:p>3741</text:p>
          </table:table-cell>
          <table:table-cell office:value-type="string" office:string-value="Falcons">
            <text:p>Falcons</text:p>
          </table:table-cell>
          <table:table-cell office:value-type="string" office:string-value="niko">
            <text:p>niko</text:p>
          </table:table-cell>
          <table:table-cell office:value-type="float" office:value="207">
            <text:p>207</text:p>
          </table:table-cell>
          <table:table-cell office:value-type="string" office:string-value="1.170">
            <text:p>1.170</text:p>
          </table:table-cell>
          <table:table-cell office:value-type="float" office:value="20">
            <text:p>20</text:p>
          </table:table-cell>
          <table:table-cell office:value-type="string" office:string-value="1.103">
            <text:p>1.103</text:p>
          </table:table-cell>
          <table:table-cell office:value-type="float" office:value="12">
            <text:p>12</text:p>
          </table:table-cell>
          <table:table-cell office:value-type="string" office:string-value="1.085">
            <text:p>1.085</text:p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1.087">
            <text:p>1.087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10">
            <text:p>1.5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2018">
            <text:p>12018</text:p>
          </table:table-cell>
          <table:table-cell office:value-type="string" office:string-value="Falcons">
            <text:p>Falcons</text:p>
          </table:table-cell>
          <table:table-cell office:value-type="string" office:string-value="teses">
            <text:p>teses</text:p>
          </table:table-cell>
          <table:table-cell office:value-type="float" office:value="194">
            <text:p>194</text:p>
          </table:table-cell>
          <table:table-cell office:value-type="string" office:string-value="1.005">
            <text:p>1.005</text:p>
          </table:table-cell>
          <table:table-cell office:value-type="float" office:value="20">
            <text:p>20</text:p>
          </table:table-cell>
          <table:table-cell office:value-type="string" office:string-value="0.888">
            <text:p>0.888</text:p>
          </table:table-cell>
          <table:table-cell office:value-type="float" office:value="12">
            <text:p>12</text:p>
          </table:table-cell>
          <table:table-cell office:value-type="string" office:string-value="0.785">
            <text:p>0.785</text:p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0.935">
            <text:p>0.935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9230">
            <text:p>19230</text:p>
          </table:table-cell>
          <table:table-cell office:value-type="string" office:string-value="Falcons">
            <text:p>Falcons</text:p>
          </table:table-cell>
          <table:table-cell office:value-type="string" office:string-value="m0nesy">
            <text:p>m0nesy</text:p>
          </table:table-cell>
          <table:table-cell office:value-type="float" office:value="230">
            <text:p>230</text:p>
          </table:table-cell>
          <table:table-cell office:value-type="string" office:string-value="1.324">
            <text:p>1.324</text:p>
          </table:table-cell>
          <table:table-cell office:value-type="float" office:value="20">
            <text:p>20</text:p>
          </table:table-cell>
          <table:table-cell office:value-type="string" office:string-value="1.233">
            <text:p>1.233</text:p>
          </table:table-cell>
          <table:table-cell office:value-type="float" office:value="12">
            <text:p>12</text:p>
          </table:table-cell>
          <table:table-cell office:value-type="string" office:string-value="1.365">
            <text:p>1.365</text:p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1.303">
            <text:p>1.303</text:p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19677">
            <text:p>19677</text:p>
          </table:table-cell>
          <table:table-cell office:value-type="string" office:string-value="Falcons">
            <text:p>Falcons</text:p>
          </table:table-cell>
          <table:table-cell office:value-type="string" office:string-value="kyxsan">
            <text:p>kyxsan</text:p>
          </table:table-cell>
          <table:table-cell office:value-type="float" office:value="192">
            <text:p>192</text:p>
          </table:table-cell>
          <table:table-cell office:value-type="string" office:string-value="1.051">
            <text:p>1.051</text:p>
          </table:table-cell>
          <table:table-cell office:value-type="float" office:value="20">
            <text:p>20</text:p>
          </table:table-cell>
          <table:table-cell office:value-type="string" office:string-value="1.005">
            <text:p>1.005</text:p>
          </table:table-cell>
          <table:table-cell office:value-type="float" office:value="12">
            <text:p>12</text:p>
          </table:table-cell>
          <table:table-cell office:value-type="string" office:string-value="1.235">
            <text:p>1.235</text:p>
          </table:table-cell>
          <table:table-cell office:value-type="string" office:string-value="1.005">
            <text:p>1.005</text:p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0.903">
            <text:p>0.903</text:p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283">
            <text:p>11283</text:p>
          </table:table-cell>
          <table:table-cell office:value-type="float" office:value="24177">
            <text:p>24177</text:p>
          </table:table-cell>
          <table:table-cell office:value-type="string" office:string-value="Falcons">
            <text:p>Falcons</text:p>
          </table:table-cell>
          <table:table-cell office:value-type="string" office:string-value="kyousuke">
            <text:p>kyousuke</text:p>
          </table:table-cell>
          <table:table-cell office:value-type="float" office:value="215">
            <text:p>215</text:p>
          </table:table-cell>
          <table:table-cell office:value-type="string" office:string-value="1.256">
            <text:p>1.256</text:p>
          </table:table-cell>
          <table:table-cell office:value-type="float" office:value="17">
            <text:p>17</text:p>
          </table:table-cell>
          <table:table-cell office:value-type="string" office:string-value="1.139">
            <text:p>1.139</text:p>
          </table:table-cell>
          <table:table-cell office:value-type="float" office:value="10">
            <text:p>10</text:p>
          </table:table-cell>
          <table:table-cell office:value-type="string" office:string-value="1.070">
            <text:p>1.07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1.005">
            <text:p>1.0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7">
            <text:p>1.037</text:p>
          </table:table-cell>
          <table:table-cell office:value-type="string" office:string-value="">
            <text:p/>
          </table:table-cell>
          <table:table-cell office:value-type="string" office:string-value="1.370">
            <text:p>1.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60">
            <text:p>1.5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3666">
            <text:p>13666</text:p>
          </table:table-cell>
          <table:table-cell office:value-type="string" office:string-value="MOUZ">
            <text:p>MOUZ</text:p>
          </table:table-cell>
          <table:table-cell office:value-type="string" office:string-value="brollan">
            <text:p>brollan</text:p>
          </table:table-cell>
          <table:table-cell office:value-type="float" office:value="186">
            <text:p>186</text:p>
          </table:table-cell>
          <table:table-cell office:value-type="string" office:string-value="0.862">
            <text:p>0.862</text:p>
          </table:table-cell>
          <table:table-cell office:value-type="float" office:value="10">
            <text:p>10</text:p>
          </table:table-cell>
          <table:table-cell office:value-type="string" office:string-value="0.862">
            <text:p>0.862</text:p>
          </table:table-cell>
          <table:table-cell office:value-type="float" office:value="9">
            <text:p>9</text:p>
          </table:table-cell>
          <table:table-cell office:value-type="string" office:string-value="0.975">
            <text:p>0.975</text:p>
          </table:table-cell>
          <table:table-cell office:value-type="string" office:string-value="0.970">
            <text:p>0.97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0.730">
            <text:p>0.730</text:p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072">
            <text:p>18072</text:p>
          </table:table-cell>
          <table:table-cell office:value-type="string" office:string-value="MOUZ">
            <text:p>MOUZ</text:p>
          </table:table-cell>
          <table:table-cell office:value-type="string" office:string-value="torzsi">
            <text:p>torzsi</text:p>
          </table:table-cell>
          <table:table-cell office:value-type="float" office:value="203">
            <text:p>203</text:p>
          </table:table-cell>
          <table:table-cell office:value-type="string" office:string-value="1.065">
            <text:p>1.065</text:p>
          </table:table-cell>
          <table:table-cell office:value-type="float" office:value="10">
            <text:p>10</text:p>
          </table:table-cell>
          <table:table-cell office:value-type="string" office:string-value="1.041">
            <text:p>1.041</text:p>
          </table:table-cell>
          <table:table-cell office:value-type="float" office:value="9">
            <text:p>9</text:p>
          </table:table-cell>
          <table:table-cell office:value-type="string" office:string-value="0.925">
            <text:p>0.925</text:p>
          </table:table-cell>
          <table:table-cell office:value-type="string" office:string-value="1.100">
            <text:p>1.100</text:p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1.135">
            <text:p>1.135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221">
            <text:p>18221</text:p>
          </table:table-cell>
          <table:table-cell office:value-type="string" office:string-value="MOUZ">
            <text:p>MOUZ</text:p>
          </table:table-cell>
          <table:table-cell office:value-type="string" office:string-value="spinx">
            <text:p>spinx</text:p>
          </table:table-cell>
          <table:table-cell office:value-type="float" office:value="216">
            <text:p>216</text:p>
          </table:table-cell>
          <table:table-cell office:value-type="string" office:string-value="1.150">
            <text:p>1.150</text:p>
          </table:table-cell>
          <table:table-cell office:value-type="float" office:value="10">
            <text:p>10</text:p>
          </table:table-cell>
          <table:table-cell office:value-type="string" office:string-value="1.104">
            <text:p>1.104</text:p>
          </table:table-cell>
          <table:table-cell office:value-type="float" office:value="9">
            <text:p>9</text:p>
          </table:table-cell>
          <table:table-cell office:value-type="string" office:string-value="1.085">
            <text:p>1.085</text:p>
          </table:table-cell>
          <table:table-cell office:value-type="string" office:string-value="1.280">
            <text:p>1.280</text:p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18850">
            <text:p>18850</text:p>
          </table:table-cell>
          <table:table-cell office:value-type="string" office:string-value="MOUZ">
            <text:p>MOUZ</text:p>
          </table:table-cell>
          <table:table-cell office:value-type="string" office:string-value="jimpphat">
            <text:p>jimpphat</text:p>
          </table:table-cell>
          <table:table-cell office:value-type="float" office:value="201">
            <text:p>201</text:p>
          </table:table-cell>
          <table:table-cell office:value-type="string" office:string-value="1.038">
            <text:p>1.038</text:p>
          </table:table-cell>
          <table:table-cell office:value-type="float" office:value="10">
            <text:p>10</text:p>
          </table:table-cell>
          <table:table-cell office:value-type="string" office:string-value="1.019">
            <text:p>1.019</text:p>
          </table:table-cell>
          <table:table-cell office:value-type="float" office:value="9">
            <text:p>9</text:p>
          </table:table-cell>
          <table:table-cell office:value-type="string" office:string-value="1.015">
            <text:p>1.015</text:p>
          </table:table-cell>
          <table:table-cell office:value-type="string" office:string-value="1.030">
            <text:p>1.030</text:p>
          </table:table-cell>
          <table:table-cell office:value-type="string" office:string-value="1.065">
            <text:p>1.065</text:p>
          </table:table-cell>
          <table:table-cell office:value-type="string" office:string-value="">
            <text:p/>
          </table:table-cell>
          <table:table-cell office:value-type="string" office:string-value="0.935">
            <text:p>0.935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494">
            <text:p>4494</text:p>
          </table:table-cell>
          <table:table-cell office:value-type="float" office:value="20312">
            <text:p>20312</text:p>
          </table:table-cell>
          <table:table-cell office:value-type="string" office:string-value="MOUZ">
            <text:p>MOUZ</text:p>
          </table:table-cell>
          <table:table-cell office:value-type="string" office:string-value="xertion">
            <text:p>xertion</text:p>
          </table:table-cell>
          <table:table-cell office:value-type="float" office:value="218">
            <text:p>218</text:p>
          </table:table-cell>
          <table:table-cell office:value-type="string" office:string-value="1.276">
            <text:p>1.276</text:p>
          </table:table-cell>
          <table:table-cell office:value-type="float" office:value="10">
            <text:p>10</text:p>
          </table:table-cell>
          <table:table-cell office:value-type="string" office:string-value="1.202">
            <text:p>1.202</text:p>
          </table:table-cell>
          <table:table-cell office:value-type="float" office:value="9">
            <text:p>9</text:p>
          </table:table-cell>
          <table:table-cell office:value-type="string" office:string-value="1.145">
            <text:p>1.145</text:p>
          </table:table-cell>
          <table:table-cell office:value-type="string" office:string-value="1.120">
            <text:p>1.12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1.510">
            <text:p>1.510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429">
            <text:p>429</text:p>
          </table:table-cell>
          <table:table-cell office:value-type="string" office:string-value="FaZe">
            <text:p>FaZe</text:p>
          </table:table-cell>
          <table:table-cell office:value-type="string" office:string-value="karrigan">
            <text:p>karrigan</text:p>
          </table:table-cell>
          <table:table-cell office:value-type="float" office:value="178">
            <text:p>178</text:p>
          </table:table-cell>
          <table:table-cell office:value-type="string" office:string-value="0.888">
            <text:p>0.888</text:p>
          </table:table-cell>
          <table:table-cell office:value-type="float" office:value="19">
            <text:p>19</text:p>
          </table:table-cell>
          <table:table-cell office:value-type="string" office:string-value="0.836">
            <text:p>0.836</text:p>
          </table:table-cell>
          <table:table-cell office:value-type="float" office:value="10">
            <text:p>10</text:p>
          </table:table-cell>
          <table:table-cell office:value-type="string" office:string-value="0.805">
            <text:p>0.8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0.590">
            <text:p>0.59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0.810">
            <text:p>0.810</text:p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9960">
            <text:p>9960</text:p>
          </table:table-cell>
          <table:table-cell office:value-type="string" office:string-value="FaZe">
            <text:p>FaZe</text:p>
          </table:table-cell>
          <table:table-cell office:value-type="string" office:string-value="frozen">
            <text:p>frozen</text:p>
          </table:table-cell>
          <table:table-cell office:value-type="float" office:value="213">
            <text:p>213</text:p>
          </table:table-cell>
          <table:table-cell office:value-type="string" office:string-value="1.179">
            <text:p>1.179</text:p>
          </table:table-cell>
          <table:table-cell office:value-type="float" office:value="19">
            <text:p>19</text:p>
          </table:table-cell>
          <table:table-cell office:value-type="string" office:string-value="1.102">
            <text:p>1.102</text:p>
          </table:table-cell>
          <table:table-cell office:value-type="float" office:value="10">
            <text:p>10</text:p>
          </table:table-cell>
          <table:table-cell office:value-type="string" office:string-value="1.550">
            <text:p>1.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450">
            <text:p>0.450</text:p>
          </table:table-cell>
          <table:table-cell office:value-type="string" office:string-value="0.710">
            <text:p>0.710</text:p>
          </table:table-cell>
          <table:table-cell office:value-type="string" office:string-value="">
            <text:p/>
          </table:table-cell>
          <table:table-cell office:value-type="string" office:string-value="1.300">
            <text:p>1.300</text:p>
          </table:table-cell>
          <table:table-cell office:value-type="string" office:string-value="1.380">
            <text:p>1.3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10394">
            <text:p>10394</text:p>
          </table:table-cell>
          <table:table-cell office:value-type="string" office:string-value="FaZe">
            <text:p>FaZe</text:p>
          </table:table-cell>
          <table:table-cell office:value-type="string" office:string-value="twistzz">
            <text:p>twistzz</text:p>
          </table:table-cell>
          <table:table-cell office:value-type="float" office:value="215">
            <text:p>215</text:p>
          </table:table-cell>
          <table:table-cell office:value-type="string" office:string-value="1.166">
            <text:p>1.166</text:p>
          </table:table-cell>
          <table:table-cell office:value-type="float" office:value="19">
            <text:p>19</text:p>
          </table:table-cell>
          <table:table-cell office:value-type="string" office:string-value="1.165">
            <text:p>1.165</text:p>
          </table:table-cell>
          <table:table-cell office:value-type="float" office:value="10">
            <text:p>10</text:p>
          </table:table-cell>
          <table:table-cell office:value-type="string" office:string-value="1.045">
            <text:p>1.0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5">
            <text:p>1.2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90">
            <text:p>1.290</text:p>
          </table:table-cell>
          <table:table-cell office:value-type="string" office:string-value="0.770">
            <text:p>0.770</text:p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1.320">
            <text:p>1.320</text:p>
          </table:table-cell>
          <table:table-cell office:value-type="string" office:string-value="1.740">
            <text:p>1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00">
            <text:p>1.00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18053">
            <text:p>18053</text:p>
          </table:table-cell>
          <table:table-cell office:value-type="string" office:string-value="FaZe">
            <text:p>FaZe</text:p>
          </table:table-cell>
          <table:table-cell office:value-type="string" office:string-value="broky">
            <text:p>broky</text:p>
          </table:table-cell>
          <table:table-cell office:value-type="float" office:value="194">
            <text:p>194</text:p>
          </table:table-cell>
          <table:table-cell office:value-type="string" office:string-value="1.019">
            <text:p>1.019</text:p>
          </table:table-cell>
          <table:table-cell office:value-type="float" office:value="19">
            <text:p>19</text:p>
          </table:table-cell>
          <table:table-cell office:value-type="string" office:string-value="0.999">
            <text:p>0.999</text:p>
          </table:table-cell>
          <table:table-cell office:value-type="float" office:value="10">
            <text:p>10</text:p>
          </table:table-cell>
          <table:table-cell office:value-type="string" office:string-value="0.925">
            <text:p>0.9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5">
            <text:p>1.0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0.640">
            <text:p>0.640</text:p>
          </table:table-cell>
          <table:table-cell office:value-type="string" office:string-value="1.580">
            <text:p>1.580</text:p>
          </table:table-cell>
          <table:table-cell office:value-type="string" office:string-value="">
            <text:p/>
          </table:table-cell>
          <table:table-cell office:value-type="string" office:string-value="1.460">
            <text:p>1.460</text:p>
          </table:table-cell>
          <table:table-cell office:value-type="string" office:string-value="0.710">
            <text:p>0.7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30">
            <text:p>0.63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7">
            <text:p>6667</text:p>
          </table:table-cell>
          <table:table-cell office:value-type="float" office:value="22383">
            <text:p>22383</text:p>
          </table:table-cell>
          <table:table-cell office:value-type="string" office:string-value="FaZe">
            <text:p>FaZe</text:p>
          </table:table-cell>
          <table:table-cell office:value-type="string" office:string-value="jcobbb">
            <text:p>jcobbb</text:p>
          </table:table-cell>
          <table:table-cell office:value-type="float" office:value="192">
            <text:p>192</text:p>
          </table:table-cell>
          <table:table-cell office:value-type="string" office:string-value="1.058">
            <text:p>1.058</text:p>
          </table:table-cell>
          <table:table-cell office:value-type="float" office:value="19">
            <text:p>19</text:p>
          </table:table-cell>
          <table:table-cell office:value-type="string" office:string-value="1.126">
            <text:p>1.126</text:p>
          </table:table-cell>
          <table:table-cell office:value-type="float" office:value="10">
            <text:p>10</text:p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0.720">
            <text:p>0.72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1.520">
            <text:p>1.520</text:p>
          </table:table-cell>
          <table:table-cell office:value-type="string" office:string-value="1.530">
            <text:p>1.5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13776">
            <text:p>13776</text:p>
          </table:table-cell>
          <table:table-cell office:value-type="string" office:string-value="PARIVISION">
            <text:p>PARIVISION</text:p>
          </table:table-cell>
          <table:table-cell office:value-type="string" office:string-value="jame">
            <text:p>jame</text:p>
          </table:table-cell>
          <table:table-cell office:value-type="float" office:value="197">
            <text:p>197</text:p>
          </table:table-cell>
          <table:table-cell office:value-type="string" office:string-value="1.057">
            <text:p>1.057</text:p>
          </table:table-cell>
          <table:table-cell office:value-type="float" office:value="21">
            <text:p>21</text:p>
          </table:table-cell>
          <table:table-cell office:value-type="string" office:string-value="1.008">
            <text:p>1.00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1.210">
            <text:p>1.210</text:p>
          </table:table-cell>
          <table:table-cell office:value-type="string" office:string-value="1.030">
            <text:p>1.030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90">
            <text:p>0.690</text:p>
          </table:table-cell>
          <table:table-cell office:value-type="string" office:string-value="1.150">
            <text:p>1.1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0.990">
            <text:p>0.990</text:p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19235">
            <text:p>19235</text:p>
          </table:table-cell>
          <table:table-cell office:value-type="string" office:string-value="PARIVISION">
            <text:p>PARIVISION</text:p>
          </table:table-cell>
          <table:table-cell office:value-type="string" office:string-value="belchonokk">
            <text:p>belchonokk</text:p>
          </table:table-cell>
          <table:table-cell office:value-type="float" office:value="189">
            <text:p>189</text:p>
          </table:table-cell>
          <table:table-cell office:value-type="string" office:string-value="1.005">
            <text:p>1.005</text:p>
          </table:table-cell>
          <table:table-cell office:value-type="float" office:value="21">
            <text:p>21</text:p>
          </table:table-cell>
          <table:table-cell office:value-type="string" office:string-value="1.052">
            <text:p>1.052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0.820">
            <text:p>0.820</text:p>
          </table:table-cell>
          <table:table-cell office:value-type="string" office:string-value="0.630">
            <text:p>0.6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1.095">
            <text:p>1.095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00">
            <text:p>1.50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2471">
            <text:p>22471</text:p>
          </table:table-cell>
          <table:table-cell office:value-type="string" office:string-value="PARIVISION">
            <text:p>PARIVISION</text:p>
          </table:table-cell>
          <table:table-cell office:value-type="string" office:string-value="xielo">
            <text:p>xielo</text:p>
          </table:table-cell>
          <table:table-cell office:value-type="float" office:value="206">
            <text:p>206</text:p>
          </table:table-cell>
          <table:table-cell office:value-type="string" office:string-value="1.216">
            <text:p>1.216</text:p>
          </table:table-cell>
          <table:table-cell office:value-type="float" office:value="21">
            <text:p>21</text:p>
          </table:table-cell>
          <table:table-cell office:value-type="string" office:string-value="1.210">
            <text:p>1.210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1.310">
            <text:p>1.310</text:p>
          </table:table-cell>
          <table:table-cell office:value-type="string" office:string-value="1.050">
            <text:p>1.050</text:p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1.420">
            <text:p>1.42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2929">
            <text:p>22929</text:p>
          </table:table-cell>
          <table:table-cell office:value-type="string" office:string-value="PARIVISION">
            <text:p>PARIVISION</text:p>
          </table:table-cell>
          <table:table-cell office:value-type="string" office:string-value="nota">
            <text:p>nota</text:p>
          </table:table-cell>
          <table:table-cell office:value-type="float" office:value="204">
            <text:p>204</text:p>
          </table:table-cell>
          <table:table-cell office:value-type="string" office:string-value="1.193">
            <text:p>1.193</text:p>
          </table:table-cell>
          <table:table-cell office:value-type="float" office:value="21">
            <text:p>21</text:p>
          </table:table-cell>
          <table:table-cell office:value-type="string" office:string-value="1.092">
            <text:p>1.092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1.500">
            <text:p>1.500</text:p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0.960">
            <text:p>0.960</text:p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20">
            <text:p>1.52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467">
            <text:p>12467</text:p>
          </table:table-cell>
          <table:table-cell office:value-type="float" office:value="23685">
            <text:p>23685</text:p>
          </table:table-cell>
          <table:table-cell office:value-type="string" office:string-value="PARIVISION">
            <text:p>PARIVISION</text:p>
          </table:table-cell>
          <table:table-cell office:value-type="string" office:string-value="zweih">
            <text:p>zweih</text:p>
          </table:table-cell>
          <table:table-cell office:value-type="float" office:value="203">
            <text:p>203</text:p>
          </table:table-cell>
          <table:table-cell office:value-type="string" office:string-value="1.067">
            <text:p>1.067</text:p>
          </table:table-cell>
          <table:table-cell office:value-type="float" office:value="19">
            <text:p>19</text:p>
          </table:table-cell>
          <table:table-cell office:value-type="string" office:string-value="1.061">
            <text:p>1.061</text:p>
          </table:table-cell>
          <table:table-cell office:value-type="float" office:value="14">
            <text:p>14</text:p>
          </table:table-cell>
          <table:table-cell office:value-type="string" office:string-value="0.770">
            <text:p>0.770</text:p>
          </table:table-cell>
          <table:table-cell office:value-type="string" office:string-value="1.160">
            <text:p>1.160</text:p>
          </table:table-cell>
          <table:table-cell office:value-type="string" office:string-value="1.068">
            <text:p>1.068</text:p>
          </table:table-cell>
          <table:table-cell office:value-type="string" office:string-value="0.900">
            <text:p>0.900</text:p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1.920">
            <text:p>1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9816">
            <text:p>9816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aleksib">
            <text:p>aleksib</text:p>
          </table:table-cell>
          <table:table-cell office:value-type="float" office:value="177">
            <text:p>177</text:p>
          </table:table-cell>
          <table:table-cell office:value-type="string" office:string-value="0.913">
            <text:p>0.913</text:p>
          </table:table-cell>
          <table:table-cell office:value-type="float" office:value="13">
            <text:p>13</text:p>
          </table:table-cell>
          <table:table-cell office:value-type="string" office:string-value="0.903">
            <text:p>0.903</text:p>
          </table:table-cell>
          <table:table-cell office:value-type="float" office:value="6">
            <text:p>6</text:p>
          </table:table-cell>
          <table:table-cell office:value-type="string" office:string-value="0.900">
            <text:p>0.900</text:p>
          </table:table-cell>
          <table:table-cell office:value-type="string" office:string-value="0.785">
            <text:p>0.78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14759">
            <text:p>14759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im">
            <text:p>im</text:p>
          </table:table-cell>
          <table:table-cell office:value-type="float" office:value="199">
            <text:p>199</text:p>
          </table:table-cell>
          <table:table-cell office:value-type="string" office:string-value="1.128">
            <text:p>1.128</text:p>
          </table:table-cell>
          <table:table-cell office:value-type="float" office:value="13">
            <text:p>13</text:p>
          </table:table-cell>
          <table:table-cell office:value-type="string" office:string-value="1.100">
            <text:p>1.100</text:p>
          </table:table-cell>
          <table:table-cell office:value-type="float" office:value="6">
            <text:p>6</text:p>
          </table:table-cell>
          <table:table-cell office:value-type="string" office:string-value="1.180">
            <text:p>1.180</text:p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1.350">
            <text:p>1.3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00">
            <text:p>1.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18987">
            <text:p>18987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b1t">
            <text:p>b1t</text:p>
          </table:table-cell>
          <table:table-cell office:value-type="float" office:value="202">
            <text:p>202</text:p>
          </table:table-cell>
          <table:table-cell office:value-type="string" office:string-value="1.215">
            <text:p>1.215</text:p>
          </table:table-cell>
          <table:table-cell office:value-type="float" office:value="13">
            <text:p>13</text:p>
          </table:table-cell>
          <table:table-cell office:value-type="string" office:string-value="1.058">
            <text:p>1.058</text:p>
          </table:table-cell>
          <table:table-cell office:value-type="float" office:value="6">
            <text:p>6</text:p>
          </table:table-cell>
          <table:table-cell office:value-type="string" office:string-value="0.750">
            <text:p>0.75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1.500">
            <text:p>1.5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20127">
            <text:p>20127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w0nderful">
            <text:p>w0nderful</text:p>
          </table:table-cell>
          <table:table-cell office:value-type="float" office:value="205">
            <text:p>205</text:p>
          </table:table-cell>
          <table:table-cell office:value-type="string" office:string-value="1.348">
            <text:p>1.348</text:p>
          </table:table-cell>
          <table:table-cell office:value-type="float" office:value="13">
            <text:p>13</text:p>
          </table:table-cell>
          <table:table-cell office:value-type="string" office:string-value="1.197">
            <text:p>1.197</text:p>
          </table:table-cell>
          <table:table-cell office:value-type="float" office:value="6">
            <text:p>6</text:p>
          </table:table-cell>
          <table:table-cell office:value-type="string" office:string-value="1.430">
            <text:p>1.430</text:p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1.290">
            <text:p>1.2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608">
            <text:p>4608</text:p>
          </table:table-cell>
          <table:table-cell office:value-type="float" office:value="22673">
            <text:p>22673</text:p>
          </table:table-cell>
          <table:table-cell office:value-type="string" office:string-value="Natus Vincere">
            <text:p>Natus Vincere</text:p>
          </table:table-cell>
          <table:table-cell office:value-type="string" office:string-value="makazze">
            <text:p>makazze</text:p>
          </table:table-cell>
          <table:table-cell office:value-type="float" office:value="198">
            <text:p>198</text:p>
          </table:table-cell>
          <table:table-cell office:value-type="string" office:string-value="1.114">
            <text:p>1.114</text:p>
          </table:table-cell>
          <table:table-cell office:value-type="float" office:value="13">
            <text:p>13</text:p>
          </table:table-cell>
          <table:table-cell office:value-type="string" office:string-value="1.067">
            <text:p>1.067</text:p>
          </table:table-cell>
          <table:table-cell office:value-type="float" office:value="6">
            <text:p>6</text:p>
          </table:table-cell>
          <table:table-cell office:value-type="string" office:string-value="0.850">
            <text:p>0.850</text:p>
          </table:table-cell>
          <table:table-cell office:value-type="string" office:string-value="0.810">
            <text:p>0.8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  <table:table-cell office:value-type="string" office:string-value="1.700">
            <text:p>1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6920">
            <text:p>16920</text:p>
          </table:table-cell>
          <table:table-cell office:value-type="string" office:string-value="Spirit">
            <text:p>Spirit</text:p>
          </table:table-cell>
          <table:table-cell office:value-type="string" office:string-value="sh1ro">
            <text:p>sh1ro</text:p>
          </table:table-cell>
          <table:table-cell office:value-type="float" office:value="219">
            <text:p>219</text:p>
          </table:table-cell>
          <table:table-cell office:value-type="string" office:string-value="1.230">
            <text:p>1.230</text:p>
          </table:table-cell>
          <table:table-cell office:value-type="float" office:value="15">
            <text:p>15</text:p>
          </table:table-cell>
          <table:table-cell office:value-type="string" office:string-value="1.159">
            <text:p>1.159</text:p>
          </table:table-cell>
          <table:table-cell office:value-type="float" office:value="10">
            <text:p>10</text:p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1.260">
            <text:p>1.260</text:p>
          </table:table-cell>
          <table:table-cell office:value-type="string" office:string-value="1.210">
            <text:p>1.210</text:p>
          </table:table-cell>
          <table:table-cell office:value-type="string" office:string-value="1.310">
            <text:p>1.31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05">
            <text:p>1.1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8317">
            <text:p>18317</text:p>
          </table:table-cell>
          <table:table-cell office:value-type="string" office:string-value="Spirit">
            <text:p>Spirit</text:p>
          </table:table-cell>
          <table:table-cell office:value-type="string" office:string-value="magixx">
            <text:p>magixx</text:p>
          </table:table-cell>
          <table:table-cell office:value-type="float" office:value="195">
            <text:p>195</text:p>
          </table:table-cell>
          <table:table-cell office:value-type="string" office:string-value="1.087">
            <text:p>1.087</text:p>
          </table:table-cell>
          <table:table-cell office:value-type="float" office:value="3">
            <text:p>3</text:p>
          </table:table-cell>
          <table:table-cell office:value-type="string" office:string-value="1.010">
            <text:p>1.01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19808">
            <text:p>19808</text:p>
          </table:table-cell>
          <table:table-cell office:value-type="string" office:string-value="Spirit">
            <text:p>Spirit</text:p>
          </table:table-cell>
          <table:table-cell office:value-type="string" office:string-value="tn1r">
            <text:p>tn1r</text:p>
          </table:table-cell>
          <table:table-cell office:value-type="float" office:value="199">
            <text:p>199</text:p>
          </table:table-cell>
          <table:table-cell office:value-type="string" office:string-value="1.036">
            <text:p>1.036</text:p>
          </table:table-cell>
          <table:table-cell office:value-type="float" office:value="15">
            <text:p>15</text:p>
          </table:table-cell>
          <table:table-cell office:value-type="string" office:string-value="1.039">
            <text:p>1.039</text:p>
          </table:table-cell>
          <table:table-cell office:value-type="float" office:value="10">
            <text:p>10</text:p>
          </table:table-cell>
          <table:table-cell office:value-type="string" office:string-value="1.000">
            <text:p>1.000</text:p>
          </table:table-cell>
          <table:table-cell office:value-type="string" office:string-value="">
            <text:p/>
          </table:table-cell>
          <table:table-cell office:value-type="string" office:string-value="0.997">
            <text:p>0.997</text:p>
          </table:table-cell>
          <table:table-cell office:value-type="string" office:string-value="1.010">
            <text:p>1.010</text:p>
          </table:table-cell>
          <table:table-cell office:value-type="string" office:string-value="0.890">
            <text:p>0.890</text:p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15">
            <text:p>1.2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20423">
            <text:p>20423</text:p>
          </table:table-cell>
          <table:table-cell office:value-type="string" office:string-value="Spirit">
            <text:p>Spirit</text:p>
          </table:table-cell>
          <table:table-cell office:value-type="string" office:string-value="zont1x">
            <text:p>zont1x</text:p>
          </table:table-cell>
          <table:table-cell office:value-type="float" office:value="184">
            <text:p>184</text:p>
          </table:table-cell>
          <table:table-cell office:value-type="string" office:string-value="0.933">
            <text:p>0.933</text:p>
          </table:table-cell>
          <table:table-cell office:value-type="float" office:value="3">
            <text:p>3</text:p>
          </table:table-cell>
          <table:table-cell office:value-type="string" office:string-value="1.050">
            <text:p>1.05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7020">
            <text:p>7020</text:p>
          </table:table-cell>
          <table:table-cell office:value-type="float" office:value="21167">
            <text:p>21167</text:p>
          </table:table-cell>
          <table:table-cell office:value-type="string" office:string-value="Spirit">
            <text:p>Spirit</text:p>
          </table:table-cell>
          <table:table-cell office:value-type="string" office:string-value="donk">
            <text:p>donk</text:p>
          </table:table-cell>
          <table:table-cell office:value-type="float" office:value="235">
            <text:p>235</text:p>
          </table:table-cell>
          <table:table-cell office:value-type="string" office:string-value="1.466">
            <text:p>1.466</text:p>
          </table:table-cell>
          <table:table-cell office:value-type="float" office:value="15">
            <text:p>15</text:p>
          </table:table-cell>
          <table:table-cell office:value-type="string" office:string-value="1.337">
            <text:p>1.337</text:p>
          </table:table-cell>
          <table:table-cell office:value-type="float" office:value="10">
            <text:p>10</text:p>
          </table:table-cell>
          <table:table-cell office:value-type="string" office:string-value="1.295">
            <text:p>1.295</text:p>
          </table:table-cell>
          <table:table-cell office:value-type="string" office:string-value="">
            <text:p/>
          </table:table-cell>
          <table:table-cell office:value-type="string" office:string-value="1.153">
            <text:p>1.153</text:p>
          </table:table-cell>
          <table:table-cell office:value-type="string" office:string-value="1.510">
            <text:p>1.510</text:p>
          </table:table-cell>
          <table:table-cell office:value-type="string" office:string-value="1.860">
            <text:p>1.860</text:p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25">
            <text:p>1.4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0194">
            <text:p>20194</text:p>
          </table:table-cell>
          <table:table-cell office:value-type="string" office:string-value="The MongolZ">
            <text:p>The MongolZ</text:p>
          </table:table-cell>
          <table:table-cell office:value-type="string" office:string-value="blitz">
            <text:p>blitz</text:p>
          </table:table-cell>
          <table:table-cell office:value-type="float" office:value="181">
            <text:p>181</text:p>
          </table:table-cell>
          <table:table-cell office:value-type="string" office:string-value="0.964">
            <text:p>0.964</text:p>
          </table:table-cell>
          <table:table-cell office:value-type="float" office:value="12">
            <text:p>12</text:p>
          </table:table-cell>
          <table:table-cell office:value-type="string" office:string-value="0.901">
            <text:p>0.901</text:p>
          </table:table-cell>
          <table:table-cell office:value-type="float" office:value="7">
            <text:p>7</text:p>
          </table:table-cell>
          <table:table-cell office:value-type="string" office:string-value="0.860">
            <text:p>0.860</text:p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5">
            <text:p>0.805</text:p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0275">
            <text:p>20275</text:p>
          </table:table-cell>
          <table:table-cell office:value-type="string" office:string-value="The MongolZ">
            <text:p>The MongolZ</text:p>
          </table:table-cell>
          <table:table-cell office:value-type="string" office:string-value="techno">
            <text:p>techno</text:p>
          </table:table-cell>
          <table:table-cell office:value-type="float" office:value="180">
            <text:p>180</text:p>
          </table:table-cell>
          <table:table-cell office:value-type="string" office:string-value="0.919">
            <text:p>0.919</text:p>
          </table:table-cell>
          <table:table-cell office:value-type="float" office:value="12">
            <text:p>12</text:p>
          </table:table-cell>
          <table:table-cell office:value-type="string" office:string-value="0.897">
            <text:p>0.897</text:p>
          </table:table-cell>
          <table:table-cell office:value-type="float" office:value="7">
            <text:p>7</text:p>
          </table:table-cell>
          <table:table-cell office:value-type="string" office:string-value="0.810">
            <text:p>0.810</text:p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440">
            <text:p>0.4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5">
            <text:p>0.995</text:p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1001">
            <text:p>21001</text:p>
          </table:table-cell>
          <table:table-cell office:value-type="string" office:string-value="The MongolZ">
            <text:p>The MongolZ</text:p>
          </table:table-cell>
          <table:table-cell office:value-type="string" office:string-value="mzinho">
            <text:p>mzinho</text:p>
          </table:table-cell>
          <table:table-cell office:value-type="float" office:value="197">
            <text:p>197</text:p>
          </table:table-cell>
          <table:table-cell office:value-type="string" office:string-value="1.083">
            <text:p>1.083</text:p>
          </table:table-cell>
          <table:table-cell office:value-type="float" office:value="12">
            <text:p>12</text:p>
          </table:table-cell>
          <table:table-cell office:value-type="string" office:string-value="1.024">
            <text:p>1.024</text:p>
          </table:table-cell>
          <table:table-cell office:value-type="float" office:value="7">
            <text:p>7</text:p>
          </table:table-cell>
          <table:table-cell office:value-type="string" office:string-value="1.230">
            <text:p>1.230</text:p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5">
            <text:p>0.915</text:p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1809">
            <text:p>21809</text:p>
          </table:table-cell>
          <table:table-cell office:value-type="string" office:string-value="The MongolZ">
            <text:p>The MongolZ</text:p>
          </table:table-cell>
          <table:table-cell office:value-type="string" office:string-value="910">
            <text:p>910</text:p>
          </table:table-cell>
          <table:table-cell office:value-type="float" office:value="195">
            <text:p>195</text:p>
          </table:table-cell>
          <table:table-cell office:value-type="string" office:string-value="1.131">
            <text:p>1.131</text:p>
          </table:table-cell>
          <table:table-cell office:value-type="float" office:value="12">
            <text:p>12</text:p>
          </table:table-cell>
          <table:table-cell office:value-type="string" office:string-value="1.211">
            <text:p>1.211</text:p>
          </table:table-cell>
          <table:table-cell office:value-type="float" office:value="7">
            <text:p>7</text:p>
          </table:table-cell>
          <table:table-cell office:value-type="string" office:string-value="0.860">
            <text:p>0.860</text:p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.000">
            <text:p>2.0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30">
            <text:p>1.4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248">
            <text:p>6248</text:p>
          </table:table-cell>
          <table:table-cell office:value-type="float" office:value="23402">
            <text:p>23402</text:p>
          </table:table-cell>
          <table:table-cell office:value-type="string" office:string-value="The MongolZ">
            <text:p>The MongolZ</text:p>
          </table:table-cell>
          <table:table-cell office:value-type="string" office:string-value="cobrazera">
            <text:p>cobrazera</text:p>
          </table:table-cell>
          <table:table-cell office:value-type="float" office:value="187">
            <text:p>187</text:p>
          </table:table-cell>
          <table:table-cell office:value-type="string" office:string-value="0.980">
            <text:p>0.980</text:p>
          </table:table-cell>
          <table:table-cell office:value-type="float" office:value="9">
            <text:p>9</text:p>
          </table:table-cell>
          <table:table-cell office:value-type="string" office:string-value="0.630">
            <text:p>0.6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30">
            <text:p>0.6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3972">
            <text:p>3972</text:p>
          </table:table-cell>
          <table:table-cell office:value-type="string" office:string-value="G2">
            <text:p>G2</text:p>
          </table:table-cell>
          <table:table-cell office:value-type="string" office:string-value="hunter">
            <text:p>hunter</text:p>
          </table:table-cell>
          <table:table-cell office:value-type="float" office:value="184">
            <text:p>184</text:p>
          </table:table-cell>
          <table:table-cell office:value-type="string" office:string-value="0.971">
            <text:p>0.971</text:p>
          </table:table-cell>
          <table:table-cell office:value-type="float" office:value="10">
            <text:p>10</text:p>
          </table:table-cell>
          <table:table-cell office:value-type="string" office:string-value="0.806">
            <text:p>0.806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0.685">
            <text:p>0.685</text:p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20">
            <text:p>0.620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11617">
            <text:p>11617</text:p>
          </table:table-cell>
          <table:table-cell office:value-type="string" office:string-value="G2">
            <text:p>G2</text:p>
          </table:table-cell>
          <table:table-cell office:value-type="string" office:string-value="malbsmd">
            <text:p>malbsmd</text:p>
          </table:table-cell>
          <table:table-cell office:value-type="float" office:value="195">
            <text:p>195</text:p>
          </table:table-cell>
          <table:table-cell office:value-type="string" office:string-value="1.035">
            <text:p>1.035</text:p>
          </table:table-cell>
          <table:table-cell office:value-type="float" office:value="11">
            <text:p>11</text:p>
          </table:table-cell>
          <table:table-cell office:value-type="string" office:string-value="0.878">
            <text:p>0.878</text:p>
          </table:table-cell>
          <table:table-cell office:value-type="float" office:value="6">
            <text:p>6</text:p>
          </table:table-cell>
          <table:table-cell office:value-type="string" office:string-value="0.720">
            <text:p>0.720</text:p>
          </table:table-cell>
          <table:table-cell office:value-type="string" office:string-value="0.895">
            <text:p>0.895</text:p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00">
            <text:p>0.700</text:p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19164">
            <text:p>19164</text:p>
          </table:table-cell>
          <table:table-cell office:value-type="string" office:string-value="G2">
            <text:p>G2</text:p>
          </table:table-cell>
          <table:table-cell office:value-type="string" office:string-value="sunpayus">
            <text:p>sunpayus</text:p>
          </table:table-cell>
          <table:table-cell office:value-type="float" office:value="185">
            <text:p>185</text:p>
          </table:table-cell>
          <table:table-cell office:value-type="string" office:string-value="1.051">
            <text:p>1.051</text:p>
          </table:table-cell>
          <table:table-cell office:value-type="float" office:value="11">
            <text:p>11</text:p>
          </table:table-cell>
          <table:table-cell office:value-type="string" office:string-value="0.990">
            <text:p>0.990</text:p>
          </table:table-cell>
          <table:table-cell office:value-type="float" office:value="6">
            <text:p>6</text:p>
          </table:table-cell>
          <table:table-cell office:value-type="string" office:string-value="0.950">
            <text:p>0.950</text:p>
          </table:table-cell>
          <table:table-cell office:value-type="string" office:string-value="1.160">
            <text:p>1.16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20447">
            <text:p>20447</text:p>
          </table:table-cell>
          <table:table-cell office:value-type="string" office:string-value="G2">
            <text:p>G2</text:p>
          </table:table-cell>
          <table:table-cell office:value-type="string" office:string-value="heavygod">
            <text:p>heavygod</text:p>
          </table:table-cell>
          <table:table-cell office:value-type="float" office:value="197">
            <text:p>197</text:p>
          </table:table-cell>
          <table:table-cell office:value-type="string" office:string-value="1.125">
            <text:p>1.125</text:p>
          </table:table-cell>
          <table:table-cell office:value-type="float" office:value="11">
            <text:p>11</text:p>
          </table:table-cell>
          <table:table-cell office:value-type="string" office:string-value="1.100">
            <text:p>1.100</text:p>
          </table:table-cell>
          <table:table-cell office:value-type="float" office:value="6">
            <text:p>6</text:p>
          </table:table-cell>
          <table:table-cell office:value-type="string" office:string-value="1.020">
            <text:p>1.020</text:p>
          </table:table-cell>
          <table:table-cell office:value-type="string" office:string-value="0.970">
            <text:p>0.970</text:p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1.450">
            <text:p>1.4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5995">
            <text:p>5995</text:p>
          </table:table-cell>
          <table:table-cell office:value-type="float" office:value="21062">
            <text:p>21062</text:p>
          </table:table-cell>
          <table:table-cell office:value-type="string" office:string-value="G2">
            <text:p>G2</text:p>
          </table:table-cell>
          <table:table-cell office:value-type="string" office:string-value="matys">
            <text:p>matys</text:p>
          </table:table-cell>
          <table:table-cell office:value-type="float" office:value="193">
            <text:p>193</text:p>
          </table:table-cell>
          <table:table-cell office:value-type="string" office:string-value="1.120">
            <text:p>1.120</text:p>
          </table:table-cell>
          <table:table-cell office:value-type="float" office:value="11">
            <text:p>11</text:p>
          </table:table-cell>
          <table:table-cell office:value-type="string" office:string-value="0.932">
            <text:p>0.932</text:p>
          </table:table-cell>
          <table:table-cell office:value-type="float" office:value="6">
            <text:p>6</text:p>
          </table:table-cell>
          <table:table-cell office:value-type="string" office:string-value="1.060">
            <text:p>1.060</text:p>
          </table:table-cell>
          <table:table-cell office:value-type="string" office:string-value="0.830">
            <text:p>0.830</text:p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20">
            <text:p>0.620</text:p>
          </table:table-cell>
          <table:table-cell office:value-type="string" office:string-value="">
            <text:p/>
          </table:table-cell>
          <table:table-cell office:value-type="string" office:string-value="1.340">
            <text:p>1.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8374">
            <text:p>8374</text:p>
          </table:table-cell>
          <table:table-cell office:value-type="string" office:string-value="3DMAX">
            <text:p>3DMAX</text:p>
          </table:table-cell>
          <table:table-cell office:value-type="string" office:string-value="bodyy">
            <text:p>bodyy</text:p>
          </table:table-cell>
          <table:table-cell office:value-type="float" office:value="183">
            <text:p>183</text:p>
          </table:table-cell>
          <table:table-cell office:value-type="string" office:string-value="1.215">
            <text:p>1.215</text:p>
          </table:table-cell>
          <table:table-cell office:value-type="float" office:value="14">
            <text:p>14</text:p>
          </table:table-cell>
          <table:table-cell office:value-type="string" office:string-value="1.147">
            <text:p>1.147</text:p>
          </table:table-cell>
          <table:table-cell office:value-type="float" office:value="6">
            <text:p>6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1.200">
            <text:p>1.2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1.510">
            <text:p>1.51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3138">
            <text:p>13138</text:p>
          </table:table-cell>
          <table:table-cell office:value-type="string" office:string-value="3DMAX">
            <text:p>3DMAX</text:p>
          </table:table-cell>
          <table:table-cell office:value-type="string" office:string-value="maka">
            <text:p>maka</text:p>
          </table:table-cell>
          <table:table-cell office:value-type="float" office:value="189">
            <text:p>189</text:p>
          </table:table-cell>
          <table:table-cell office:value-type="string" office:string-value="1.081">
            <text:p>1.081</text:p>
          </table:table-cell>
          <table:table-cell office:value-type="float" office:value="14">
            <text:p>14</text:p>
          </table:table-cell>
          <table:table-cell office:value-type="string" office:string-value="0.928">
            <text:p>0.928</text:p>
          </table:table-cell>
          <table:table-cell office:value-type="float" office:value="6">
            <text:p>6</text:p>
          </table:table-cell>
          <table:table-cell office:value-type="string" office:string-value="0.710">
            <text:p>0.7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40">
            <text:p>0.64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90">
            <text:p>0.6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3497">
            <text:p>13497</text:p>
          </table:table-cell>
          <table:table-cell office:value-type="string" office:string-value="3DMAX">
            <text:p>3DMAX</text:p>
          </table:table-cell>
          <table:table-cell office:value-type="string" office:string-value="lucky">
            <text:p>lucky</text:p>
          </table:table-cell>
          <table:table-cell office:value-type="float" office:value="188">
            <text:p>188</text:p>
          </table:table-cell>
          <table:table-cell office:value-type="string" office:string-value="1.079">
            <text:p>1.079</text:p>
          </table:table-cell>
          <table:table-cell office:value-type="float" office:value="14">
            <text:p>14</text:p>
          </table:table-cell>
          <table:table-cell office:value-type="string" office:string-value="1.118">
            <text:p>1.118</text:p>
          </table:table-cell>
          <table:table-cell office:value-type="float" office:value="6">
            <text:p>6</text:p>
          </table:table-cell>
          <table:table-cell office:value-type="string" office:string-value="0.760">
            <text:p>0.7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2.020">
            <text:p>2.02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19739">
            <text:p>19739</text:p>
          </table:table-cell>
          <table:table-cell office:value-type="string" office:string-value="3DMAX">
            <text:p>3DMAX</text:p>
          </table:table-cell>
          <table:table-cell office:value-type="string" office:string-value="ex3rcice">
            <text:p>ex3rcice</text:p>
          </table:table-cell>
          <table:table-cell office:value-type="float" office:value="181">
            <text:p>181</text:p>
          </table:table-cell>
          <table:table-cell office:value-type="string" office:string-value="0.942">
            <text:p>0.942</text:p>
          </table:table-cell>
          <table:table-cell office:value-type="float" office:value="14">
            <text:p>14</text:p>
          </table:table-cell>
          <table:table-cell office:value-type="string" office:string-value="0.878">
            <text:p>0.878</text:p>
          </table:table-cell>
          <table:table-cell office:value-type="float" office:value="6">
            <text:p>6</text:p>
          </table:table-cell>
          <table:table-cell office:value-type="string" office:string-value="0.300">
            <text:p>0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510">
            <text:p>0.510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4914">
            <text:p>4914</text:p>
          </table:table-cell>
          <table:table-cell office:value-type="float" office:value="21969">
            <text:p>21969</text:p>
          </table:table-cell>
          <table:table-cell office:value-type="string" office:string-value="3DMAX">
            <text:p>3DMAX</text:p>
          </table:table-cell>
          <table:table-cell office:value-type="string" office:string-value="graviti">
            <text:p>graviti</text:p>
          </table:table-cell>
          <table:table-cell office:value-type="float" office:value="179">
            <text:p>179</text:p>
          </table:table-cell>
          <table:table-cell office:value-type="string" office:string-value="1.009">
            <text:p>1.009</text:p>
          </table:table-cell>
          <table:table-cell office:value-type="float" office:value="14">
            <text:p>14</text:p>
          </table:table-cell>
          <table:table-cell office:value-type="string" office:string-value="1.013">
            <text:p>1.013</text:p>
          </table:table-cell>
          <table:table-cell office:value-type="float" office:value="6">
            <text:p>6</text:p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150">
            <text:p>150</text:p>
          </table:table-cell>
          <table:table-cell office:value-type="string" office:string-value="Aurora">
            <text:p>Aurora</text:p>
          </table:table-cell>
          <table:table-cell office:value-type="string" office:string-value="maj3r">
            <text:p>maj3r</text:p>
          </table:table-cell>
          <table:table-cell office:value-type="float" office:value="170">
            <text:p>170</text:p>
          </table:table-cell>
          <table:table-cell office:value-type="string" office:string-value="0.968">
            <text:p>0.968</text:p>
          </table:table-cell>
          <table:table-cell office:value-type="float" office:value="13">
            <text:p>13</text:p>
          </table:table-cell>
          <table:table-cell office:value-type="string" office:string-value="0.764">
            <text:p>0.764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60">
            <text:p>0.660</text:p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7938">
            <text:p>7938</text:p>
          </table:table-cell>
          <table:table-cell office:value-type="string" office:string-value="Aurora">
            <text:p>Aurora</text:p>
          </table:table-cell>
          <table:table-cell office:value-type="string" office:string-value="xantares">
            <text:p>xantares</text:p>
          </table:table-cell>
          <table:table-cell office:value-type="float" office:value="210">
            <text:p>210</text:p>
          </table:table-cell>
          <table:table-cell office:value-type="string" office:string-value="1.238">
            <text:p>1.238</text:p>
          </table:table-cell>
          <table:table-cell office:value-type="float" office:value="13">
            <text:p>13</text:p>
          </table:table-cell>
          <table:table-cell office:value-type="string" office:string-value="1.026">
            <text:p>1.026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8574">
            <text:p>8574</text:p>
          </table:table-cell>
          <table:table-cell office:value-type="string" office:string-value="Aurora">
            <text:p>Aurora</text:p>
          </table:table-cell>
          <table:table-cell office:value-type="string" office:string-value="woxic">
            <text:p>woxic</text:p>
          </table:table-cell>
          <table:table-cell office:value-type="float" office:value="195">
            <text:p>195</text:p>
          </table:table-cell>
          <table:table-cell office:value-type="string" office:string-value="1.191">
            <text:p>1.191</text:p>
          </table:table-cell>
          <table:table-cell office:value-type="float" office:value="13">
            <text:p>13</text:p>
          </table:table-cell>
          <table:table-cell office:value-type="string" office:string-value="1.068">
            <text:p>1.06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1.005">
            <text:p>1.0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5">
            <text:p>1.1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20968">
            <text:p>20968</text:p>
          </table:table-cell>
          <table:table-cell office:value-type="string" office:string-value="Aurora">
            <text:p>Aurora</text:p>
          </table:table-cell>
          <table:table-cell office:value-type="string" office:string-value="soulfly">
            <text:p>soulfly</text:p>
          </table:table-cell>
          <table:table-cell office:value-type="float" office:value="192">
            <text:p>192</text:p>
          </table:table-cell>
          <table:table-cell office:value-type="string" office:string-value="1.089">
            <text:p>1.089</text:p>
          </table:table-cell>
          <table:table-cell office:value-type="float" office:value="28">
            <text:p>28</text:p>
          </table:table-cell>
          <table:table-cell office:value-type="string" office:string-value="0.680">
            <text:p>0.68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80">
            <text:p>0.6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1861">
            <text:p>11861</text:p>
          </table:table-cell>
          <table:table-cell office:value-type="float" office:value="21243">
            <text:p>21243</text:p>
          </table:table-cell>
          <table:table-cell office:value-type="string" office:string-value="Aurora">
            <text:p>Aurora</text:p>
          </table:table-cell>
          <table:table-cell office:value-type="string" office:string-value="wicadia">
            <text:p>wicadia</text:p>
          </table:table-cell>
          <table:table-cell office:value-type="float" office:value="203">
            <text:p>203</text:p>
          </table:table-cell>
          <table:table-cell office:value-type="string" office:string-value="1.288">
            <text:p>1.288</text:p>
          </table:table-cell>
          <table:table-cell office:value-type="float" office:value="13">
            <text:p>13</text:p>
          </table:table-cell>
          <table:table-cell office:value-type="string" office:string-value="1.106">
            <text:p>1.106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60">
            <text:p>1.36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0096">
            <text:p>10096</text:p>
          </table:table-cell>
          <table:table-cell office:value-type="string" office:string-value="Astralis">
            <text:p>Astralis</text:p>
          </table:table-cell>
          <table:table-cell office:value-type="string" office:string-value="hooxi">
            <text:p>hooxi</text:p>
          </table:table-cell>
          <table:table-cell office:value-type="float" office:value="168">
            <text:p>168</text:p>
          </table:table-cell>
          <table:table-cell office:value-type="string" office:string-value="0.905">
            <text:p>0.905</text:p>
          </table:table-cell>
          <table:table-cell office:value-type="float" office:value="15">
            <text:p>15</text:p>
          </table:table-cell>
          <table:table-cell office:value-type="string" office:string-value="0.969">
            <text:p>0.969</text:p>
          </table:table-cell>
          <table:table-cell office:value-type="float" office:value="8">
            <text:p>8</text:p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40">
            <text:p>0.640</text:p>
          </table:table-cell>
          <table:table-cell office:value-type="string" office:string-value="1.000">
            <text:p>1.000</text:p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5">
            <text:p>1.2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6726">
            <text:p>16726</text:p>
          </table:table-cell>
          <table:table-cell office:value-type="string" office:string-value="Astralis">
            <text:p>Astralis</text:p>
          </table:table-cell>
          <table:table-cell office:value-type="string" office:string-value="phzy">
            <text:p>phzy</text:p>
          </table:table-cell>
          <table:table-cell office:value-type="float" office:value="192">
            <text:p>192</text:p>
          </table:table-cell>
          <table:table-cell office:value-type="string" office:string-value="1.085">
            <text:p>1.085</text:p>
          </table:table-cell>
          <table:table-cell office:value-type="float" office:value="13">
            <text:p>13</text:p>
          </table:table-cell>
          <table:table-cell office:value-type="string" office:string-value="0.855">
            <text:p>0.85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530">
            <text:p>0.5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17956">
            <text:p>17956</text:p>
          </table:table-cell>
          <table:table-cell office:value-type="string" office:string-value="Astralis">
            <text:p>Astralis</text:p>
          </table:table-cell>
          <table:table-cell office:value-type="string" office:string-value="jabbi">
            <text:p>jabbi</text:p>
          </table:table-cell>
          <table:table-cell office:value-type="float" office:value="184">
            <text:p>184</text:p>
          </table:table-cell>
          <table:table-cell office:value-type="string" office:string-value="1.102">
            <text:p>1.102</text:p>
          </table:table-cell>
          <table:table-cell office:value-type="float" office:value="15">
            <text:p>15</text:p>
          </table:table-cell>
          <table:table-cell office:value-type="string" office:string-value="1.050">
            <text:p>1.050</text:p>
          </table:table-cell>
          <table:table-cell office:value-type="float" office:value="8">
            <text:p>8</text:p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5">
            <text:p>1.0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20304">
            <text:p>20304</text:p>
          </table:table-cell>
          <table:table-cell office:value-type="string" office:string-value="Astralis">
            <text:p>Astralis</text:p>
          </table:table-cell>
          <table:table-cell office:value-type="string" office:string-value="staehr">
            <text:p>staehr</text:p>
          </table:table-cell>
          <table:table-cell office:value-type="float" office:value="189">
            <text:p>189</text:p>
          </table:table-cell>
          <table:table-cell office:value-type="string" office:string-value="1.125">
            <text:p>1.125</text:p>
          </table:table-cell>
          <table:table-cell office:value-type="float" office:value="15">
            <text:p>15</text:p>
          </table:table-cell>
          <table:table-cell office:value-type="string" office:string-value="1.029">
            <text:p>1.029</text:p>
          </table:table-cell>
          <table:table-cell office:value-type="float" office:value="8">
            <text:p>8</text:p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65">
            <text:p>6665</text:p>
          </table:table-cell>
          <table:table-cell office:value-type="float" office:value="21217">
            <text:p>21217</text:p>
          </table:table-cell>
          <table:table-cell office:value-type="string" office:string-value="Astralis">
            <text:p>Astralis</text:p>
          </table:table-cell>
          <table:table-cell office:value-type="string" office:string-value="ryu">
            <text:p>ryu</text:p>
          </table:table-cell>
          <table:table-cell office:value-type="float" office:value="194">
            <text:p>194</text:p>
          </table:table-cell>
          <table:table-cell office:value-type="string" office:string-value="1.166">
            <text:p>1.166</text:p>
          </table:table-cell>
          <table:table-cell office:value-type="float" office:value="19">
            <text:p>19</text:p>
          </table:table-cell>
          <table:table-cell office:value-type="string" office:string-value="0.900">
            <text:p>0.900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0584">
            <text:p>20584</text:p>
          </table:table-cell>
          <table:table-cell office:value-type="string" office:string-value="FUT">
            <text:p>FUT</text:p>
          </table:table-cell>
          <table:table-cell office:value-type="string" office:string-value="dem0n">
            <text:p>dem0n</text:p>
          </table:table-cell>
          <table:table-cell office:value-type="float" office:value="187">
            <text:p>187</text:p>
          </table:table-cell>
          <table:table-cell office:value-type="string" office:string-value="1.205">
            <text:p>1.205</text:p>
          </table:table-cell>
          <table:table-cell office:value-type="float" office:value="26">
            <text:p>26</text:p>
          </table:table-cell>
          <table:table-cell office:value-type="string" office:string-value="0.900">
            <text:p>0.90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0761">
            <text:p>20761</text:p>
          </table:table-cell>
          <table:table-cell office:value-type="string" office:string-value="FUT">
            <text:p>FUT</text:p>
          </table:table-cell>
          <table:table-cell office:value-type="string" office:string-value="launx">
            <text:p>launx</text:p>
          </table:table-cell>
          <table:table-cell office:value-type="float" office:value="182">
            <text:p>182</text:p>
          </table:table-cell>
          <table:table-cell office:value-type="string" office:string-value="1.155">
            <text:p>1.155</text:p>
          </table:table-cell>
          <table:table-cell office:value-type="float" office:value="26">
            <text:p>26</text:p>
          </table:table-cell>
          <table:table-cell office:value-type="string" office:string-value="0.920">
            <text:p>0.92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2203">
            <text:p>22203</text:p>
          </table:table-cell>
          <table:table-cell office:value-type="string" office:string-value="FUT">
            <text:p>FUT</text:p>
          </table:table-cell>
          <table:table-cell office:value-type="string" office:string-value="krabeni">
            <text:p>krabeni</text:p>
          </table:table-cell>
          <table:table-cell office:value-type="float" office:value="179">
            <text:p>179</text:p>
          </table:table-cell>
          <table:table-cell office:value-type="string" office:string-value="1.120">
            <text:p>1.120</text:p>
          </table:table-cell>
          <table:table-cell office:value-type="float" office:value="26">
            <text:p>26</text:p>
          </table:table-cell>
          <table:table-cell office:value-type="string" office:string-value="1.240">
            <text:p>1.24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80">
            <text:p>1.1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2674">
            <text:p>22674</text:p>
          </table:table-cell>
          <table:table-cell office:value-type="string" office:string-value="FUT">
            <text:p>FUT</text:p>
          </table:table-cell>
          <table:table-cell office:value-type="string" office:string-value="cmtry">
            <text:p>cmtry</text:p>
          </table:table-cell>
          <table:table-cell office:value-type="float" office:value="177">
            <text:p>177</text:p>
          </table:table-cell>
          <table:table-cell office:value-type="string" office:string-value="1.096">
            <text:p>1.096</text:p>
          </table:table-cell>
          <table:table-cell office:value-type="float" office:value="26">
            <text:p>26</text:p>
          </table:table-cell>
          <table:table-cell office:value-type="string" office:string-value="0.875">
            <text:p>0.87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0.700">
            <text:p>0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3286">
            <text:p>13286</text:p>
          </table:table-cell>
          <table:table-cell office:value-type="float" office:value="23553">
            <text:p>23553</text:p>
          </table:table-cell>
          <table:table-cell office:value-type="string" office:string-value="FUT">
            <text:p>FUT</text:p>
          </table:table-cell>
          <table:table-cell office:value-type="string" office:string-value="dziugss">
            <text:p>dziugss</text:p>
          </table:table-cell>
          <table:table-cell office:value-type="float" office:value="185">
            <text:p>185</text:p>
          </table:table-cell>
          <table:table-cell office:value-type="string" office:string-value="1.241">
            <text:p>1.241</text:p>
          </table:table-cell>
          <table:table-cell office:value-type="float" office:value="26">
            <text:p>26</text:p>
          </table:table-cell>
          <table:table-cell office:value-type="string" office:string-value="1.195">
            <text:p>1.19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410">
            <text:p>1.4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7687">
            <text:p>7687</text:p>
          </table:table-cell>
          <table:table-cell office:value-type="string" office:string-value="NRG">
            <text:p>NRG</text:p>
          </table:table-cell>
          <table:table-cell office:value-type="string" office:string-value="nitr0">
            <text:p>nitr0</text:p>
          </table:table-cell>
          <table:table-cell office:value-type="float" office:value="170">
            <text:p>170</text:p>
          </table:table-cell>
          <table:table-cell office:value-type="string" office:string-value="1.015">
            <text:p>1.015</text:p>
          </table:table-cell>
          <table:table-cell office:value-type="float" office:value="15">
            <text:p>15</text:p>
          </table:table-cell>
          <table:table-cell office:value-type="string" office:string-value="0.980">
            <text:p>0.98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8711">
            <text:p>8711</text:p>
          </table:table-cell>
          <table:table-cell office:value-type="string" office:string-value="NRG">
            <text:p>NRG</text:p>
          </table:table-cell>
          <table:table-cell office:value-type="string" office:string-value="sonic">
            <text:p>sonic</text:p>
          </table:table-cell>
          <table:table-cell office:value-type="float" office:value="177">
            <text:p>177</text:p>
          </table:table-cell>
          <table:table-cell office:value-type="string" office:string-value="1.125">
            <text:p>1.125</text:p>
          </table:table-cell>
          <table:table-cell office:value-type="float" office:value="20">
            <text:p>20</text:p>
          </table:table-cell>
          <table:table-cell office:value-type="string" office:string-value="0.900">
            <text:p>0.90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13249">
            <text:p>13249</text:p>
          </table:table-cell>
          <table:table-cell office:value-type="string" office:string-value="NRG">
            <text:p>NRG</text:p>
          </table:table-cell>
          <table:table-cell office:value-type="string" office:string-value="osee">
            <text:p>osee</text:p>
          </table:table-cell>
          <table:table-cell office:value-type="float" office:value="182">
            <text:p>182</text:p>
          </table:table-cell>
          <table:table-cell office:value-type="string" office:string-value="1.180">
            <text:p>1.180</text:p>
          </table:table-cell>
          <table:table-cell office:value-type="float" office:value="10">
            <text:p>10</text:p>
          </table:table-cell>
          <table:table-cell office:value-type="string" office:string-value="1.240">
            <text:p>1.24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16717">
            <text:p>16717</text:p>
          </table:table-cell>
          <table:table-cell office:value-type="string" office:string-value="NRG">
            <text:p>NRG</text:p>
          </table:table-cell>
          <table:table-cell office:value-type="string" office:string-value="br0">
            <text:p>br0</text:p>
          </table:table-cell>
          <table:table-cell office:value-type="float" office:value="183">
            <text:p>183</text:p>
          </table:table-cell>
          <table:table-cell office:value-type="string" office:string-value="1.177">
            <text:p>1.177</text:p>
          </table:table-cell>
          <table:table-cell office:value-type="float" office:value="20">
            <text:p>20</text:p>
          </table:table-cell>
          <table:table-cell office:value-type="string" office:string-value="1.305">
            <text:p>1.30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80">
            <text:p>1.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673">
            <text:p>6673</text:p>
          </table:table-cell>
          <table:table-cell office:value-type="float" office:value="20333">
            <text:p>20333</text:p>
          </table:table-cell>
          <table:table-cell office:value-type="string" office:string-value="NRG">
            <text:p>NRG</text:p>
          </table:table-cell>
          <table:table-cell office:value-type="string" office:string-value="jeorge">
            <text:p>jeorge</text:p>
          </table:table-cell>
          <table:table-cell office:value-type="float" office:value="175">
            <text:p>175</text:p>
          </table:table-cell>
          <table:table-cell office:value-type="string" office:string-value="1.083">
            <text:p>1.083</text:p>
          </table:table-cell>
          <table:table-cell office:value-type="float" office:value="20">
            <text:p>20</text:p>
          </table:table-cell>
          <table:table-cell office:value-type="string" office:string-value="1.145">
            <text:p>1.14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10">
            <text:p>1.3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630">
            <text:p>630</text:p>
          </table:table-cell>
          <table:table-cell office:value-type="string" office:string-value="BC.Game">
            <text:p>BC.Game</text:p>
          </table:table-cell>
          <table:table-cell office:value-type="string" office:string-value="mutiris">
            <text:p>mutiris</text:p>
          </table:table-cell>
          <table:table-cell office:value-type="float" office:value="175">
            <text:p>175</text:p>
          </table:table-cell>
          <table:table-cell office:value-type="string" office:string-value="1.011">
            <text:p>1.011</text:p>
          </table:table-cell>
          <table:table-cell office:value-type="float" office:value="18">
            <text:p>18</text:p>
          </table:table-cell>
          <table:table-cell office:value-type="string" office:string-value="0.645">
            <text:p>0.64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470">
            <text:p>0.4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7998">
            <text:p>7998</text:p>
          </table:table-cell>
          <table:table-cell office:value-type="string" office:string-value="BC.Game">
            <text:p>BC.Game</text:p>
          </table:table-cell>
          <table:table-cell office:value-type="string" office:string-value="s1mple">
            <text:p>s1mple</text:p>
          </table:table-cell>
          <table:table-cell office:value-type="float" office:value="195">
            <text:p>195</text:p>
          </table:table-cell>
          <table:table-cell office:value-type="string" office:string-value="1.123">
            <text:p>1.123</text:p>
          </table:table-cell>
          <table:table-cell office:value-type="float" office:value="13">
            <text:p>13</text:p>
          </table:table-cell>
          <table:table-cell office:value-type="string" office:string-value="0.950">
            <text:p>0.95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8918">
            <text:p>8918</text:p>
          </table:table-cell>
          <table:table-cell office:value-type="string" office:string-value="BC.Game">
            <text:p>BC.Game</text:p>
          </table:table-cell>
          <table:table-cell office:value-type="string" office:string-value="electronic">
            <text:p>electronic</text:p>
          </table:table-cell>
          <table:table-cell office:value-type="float" office:value="180">
            <text:p>180</text:p>
          </table:table-cell>
          <table:table-cell office:value-type="string" office:string-value="1.101">
            <text:p>1.101</text:p>
          </table:table-cell>
          <table:table-cell office:value-type="float" office:value="13">
            <text:p>13</text:p>
          </table:table-cell>
          <table:table-cell office:value-type="string" office:string-value="0.940">
            <text:p>0.94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22807">
            <text:p>22807</text:p>
          </table:table-cell>
          <table:table-cell office:value-type="string" office:string-value="BC.Game">
            <text:p>BC.Game</text:p>
          </table:table-cell>
          <table:table-cell office:value-type="string" office:string-value="aragornn">
            <text:p>aragornn</text:p>
          </table:table-cell>
          <table:table-cell office:value-type="float" office:value="181">
            <text:p>181</text:p>
          </table:table-cell>
          <table:table-cell office:value-type="string" office:string-value="1.067">
            <text:p>1.067</text:p>
          </table:table-cell>
          <table:table-cell office:value-type="float" office:value="18">
            <text:p>18</text:p>
          </table:table-cell>
          <table:table-cell office:value-type="string" office:string-value="0.825">
            <text:p>0.82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480">
            <text:p>0.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2878">
            <text:p>12878</text:p>
          </table:table-cell>
          <table:table-cell office:value-type="float" office:value="23140">
            <text:p>23140</text:p>
          </table:table-cell>
          <table:table-cell office:value-type="string" office:string-value="BC.Game">
            <text:p>BC.Game</text:p>
          </table:table-cell>
          <table:table-cell office:value-type="string" office:string-value="krazy">
            <text:p>krazy</text:p>
          </table:table-cell>
          <table:table-cell office:value-type="float" office:value="182">
            <text:p>182</text:p>
          </table:table-cell>
          <table:table-cell office:value-type="string" office:string-value="1.039">
            <text:p>1.039</text:p>
          </table:table-cell>
          <table:table-cell office:value-type="float" office:value="18">
            <text:p>18</text:p>
          </table:table-cell>
          <table:table-cell office:value-type="string" office:string-value="0.865">
            <text:p>0.86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20">
            <text:p>0.8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